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86.59mm"/>
    </style:style>
    <style:style style:name="co4" style:family="table-column">
      <style:table-column-properties fo:break-before="auto" style:column-width="136.5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32.81mm"/>
    </style:style>
    <style:style style:name="co7" style:family="table-column">
      <style:table-column-properties fo:break-before="auto" style:column-width="44.11mm"/>
    </style:style>
    <style:style style:name="co8" style:family="table-column">
      <style:table-column-properties fo:break-before="auto" style:column-width="82.78mm"/>
    </style:style>
    <style:style style:name="co9" style:family="table-column">
      <style:table-column-properties fo:break-before="auto" style:column-width="118.82mm"/>
    </style:style>
    <style:style style:name="co10" style:family="table-column">
      <style:table-column-properties fo:break-before="auto" style:column-width="21.59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6.21mm"/>
    </style:style>
    <style:style style:name="co14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result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000" number:language="fr" number:country="FR">
      <number:number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esults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languageName</text:p>
          </table:table-cell>
          <table:table-cell table:style-name="ce1" office:value-type="string" calcext:value-type="string">
            <text:p>traceMetamodel</text:p>
          </table:table-cell>
          <table:table-cell table:style-name="ce1" office:value-type="string" calcext:value-type="string">
            <text:p>modelName</text:p>
          </table:table-cell>
          <table:table-cell table:style-name="ce1" office:value-type="string" calcext:value-type="string">
            <text:p>inputName</text:p>
          </table:table-cell>
          <table:table-cell table:style-name="ce1" office:value-type="string" calcext:value-type="string">
            <text:p>modelID</text:p>
          </table:table-cell>
          <table:table-cell table:style-name="ce1" office:value-type="string" calcext:value-type="string">
            <text:p>timeExe</text:p>
          </table:table-cell>
          <table:table-cell table:style-name="ce1" office:value-type="string" calcext:value-type="string">
            <text:p>diffWithNoTrace</text:p>
          </table:table-cell>
          <table:table-cell table:style-name="ce3" office:value-type="string" calcext:value-type="string">
            <text:p>ratioNoTrace</text:p>
          </table:table-cell>
          <table:table-cell table:style-name="ce1" office:value-type="string" calcext:value-type="string">
            <text:p>timeExes</text:p>
          </table:table-cell>
          <table:table-cell table:style-name="ce1" office:value-type="string" calcext:value-type="string">
            <text:p>nbWarmups</text:p>
          </table:table-cell>
          <table:table-cell table:style-name="ce1" office:value-type="string" calcext:value-type="string">
            <text:p>nbMeasurements</text:p>
          </table:table-cell>
          <table:table-cell table:style-name="ce1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1.xmi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5731755545" calcext:value-type="float">
            <text:p>15731755545</text:p>
          </table:table-cell>
          <table:table-cell table:style-name="Gnumeric-default" table:formula="of:=[.F2]-[.F116]" office:value-type="float" office:value="146911675" calcext:value-type="float">
            <text:p>146911675</text:p>
          </table:table-cell>
          <table:table-cell table:style-name="ce4" table:formula="of:=[.G2]/[.F116]" office:value-type="float" office:value="0.00942657342129665" calcext:value-type="float">
            <text:p>0,0094265734213</text:p>
          </table:table-cell>
          <table:table-cell table:style-name="Gnumeric-default" office:value-type="string" calcext:value-type="string">
            <text:p>[17585768438, 14848728432, 15345225541, 15770867572, 1510818774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2.xmi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5111741386" calcext:value-type="float">
            <text:p>15111741386</text:p>
          </table:table-cell>
          <table:table-cell table:style-name="Gnumeric-default" table:formula="of:=[.F3]-[.F117]" office:value-type="float" office:value="-607899726" calcext:value-type="float">
            <text:p>-607899726</text:p>
          </table:table-cell>
          <table:table-cell table:style-name="ce4" table:formula="of:=[.G3]/[.F117]" office:value-type="float" office:value="-0.0386713488984137" calcext:value-type="float">
            <text:p>-0,0386713488984</text:p>
          </table:table-cell>
          <table:table-cell table:style-name="Gnumeric-default" office:value-type="string" calcext:value-type="string">
            <text:p>[14223222702, 15675120966, 15343026893, 15483942410, 1483339396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3.xmi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5180936960" calcext:value-type="float">
            <text:p>15180936960</text:p>
          </table:table-cell>
          <table:table-cell table:style-name="Gnumeric-default" table:formula="of:=[.F4]-[.F118]" office:value-type="float" office:value="-321794436" calcext:value-type="float">
            <text:p>-321794436</text:p>
          </table:table-cell>
          <table:table-cell table:style-name="ce4" table:formula="of:=[.G4]/[.F118]" office:value-type="float" office:value="-0.0207572735268463" calcext:value-type="float">
            <text:p>-0,0207572735268</text:p>
          </table:table-cell>
          <table:table-cell table:style-name="Gnumeric-default" office:value-type="string" calcext:value-type="string">
            <text:p>[14472191856, 15502985449, 15105199076, 15378845394, 1544546302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average</text:p>
          </table:table-cell>
          <table:table-cell table:style-name="Gnumeric-default" office:value-type="string" calcext:value-type="string">
            <text:p>median</text:p>
          </table:table-cell>
          <table:table-cell table:style-name="Gnumeric-default" table:number-columns-repeated="1009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1.xmi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2795616194" calcext:value-type="float">
            <text:p>32795616194</text:p>
          </table:table-cell>
          <table:table-cell table:style-name="Gnumeric-default" table:formula="of:=[.F5]-[.F119]" office:value-type="float" office:value="-1702118122" calcext:value-type="float">
            <text:p>-1702118122</text:p>
          </table:table-cell>
          <table:table-cell table:style-name="ce4" table:formula="of:=[.G5]/[.F119]" office:value-type="float" office:value="-0.0493399974157306" calcext:value-type="float">
            <text:p>-0,0493399974157</text:p>
          </table:table-cell>
          <table:table-cell table:style-name="Gnumeric-default" office:value-type="string" calcext:value-type="string">
            <text:p>[32414751156, 33610508772, 33428110412, 32072820782, 3245188985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/>
          <table:table-cell table:style-name="Gnumeric-default" office:value-type="string" calcext:value-type="string">
            <text:p>partial</text:p>
          </table:table-cell>
          <table:table-cell table:style-name="ce4" table:formula="of:=AVERAGE([.H2:.H39])" office:value-type="float" office:value="-0.033535575342779" calcext:value-type="float">
            <text:p>-0,0335355753428</text:p>
          </table:table-cell>
          <table:table-cell table:style-name="ce4" table:formula="of:=MEDIAN([.H2:.H39])" office:value-type="float" office:value="-0.0316909421078061" calcext:value-type="float">
            <text:p>-0,0316909421078</text:p>
          </table:table-cell>
          <table:table-cell table:style-name="Gnumeric-default" table:number-columns-repeated="1009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2.xmi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2679579473" calcext:value-type="float">
            <text:p>32679579473</text:p>
          </table:table-cell>
          <table:table-cell table:style-name="Gnumeric-default" table:formula="of:=[.F6]-[.F120]" office:value-type="float" office:value="-1307641607" calcext:value-type="float">
            <text:p>-1307641607</text:p>
          </table:table-cell>
          <table:table-cell table:style-name="ce4" table:formula="of:=[.G6]/[.F120]" office:value-type="float" office:value="-0.0384745079311439" calcext:value-type="float">
            <text:p>-0,0384745079311</text:p>
          </table:table-cell>
          <table:table-cell table:style-name="Gnumeric-default" office:value-type="string" calcext:value-type="string">
            <text:p>[32114366439, 32833152782, 32954728049, 32535189206, 3296046089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/>
          <table:table-cell table:style-name="Gnumeric-default" office:value-type="string" calcext:value-type="string">
            <text:p>generic trace </text:p>
          </table:table-cell>
          <table:table-cell table:style-name="ce4" table:formula="of:=AVERAGE([.H40:.H77])" office:value-type="float" office:value="0.113551168294314" calcext:value-type="float">
            <text:p>0,1135511682943</text:p>
          </table:table-cell>
          <table:table-cell table:style-name="ce4" table:formula="of:=MEDIAN([.H40:.H77])" office:value-type="float" office:value="0.069270627179263" calcext:value-type="float">
            <text:p>0,0692706271793</text:p>
          </table:table-cell>
          <table:table-cell table:style-name="Gnumeric-default" table:number-columns-repeated="1009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1.xmi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8246179772" calcext:value-type="float">
            <text:p>28246179772</text:p>
          </table:table-cell>
          <table:table-cell table:style-name="Gnumeric-default" table:formula="of:=[.F7]-[.F121]" office:value-type="float" office:value="-5525822486" calcext:value-type="float">
            <text:p>-5525822486</text:p>
          </table:table-cell>
          <table:table-cell table:style-name="ce4" table:formula="of:=[.G7]/[.F121]" office:value-type="float" office:value="-0.163621405796011" calcext:value-type="float">
            <text:p>-0,163621405796</text:p>
          </table:table-cell>
          <table:table-cell table:style-name="Gnumeric-default" office:value-type="string" calcext:value-type="string">
            <text:p>[7013730190, 33301073266, 33061511861, 32874129363, 3498045418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/>
          <table:table-cell table:style-name="Gnumeric-default" office:value-type="string" calcext:value-type="string">
            <text:p>ds trace</text:p>
          </table:table-cell>
          <table:table-cell table:style-name="ce4" table:formula="of:=AVERAGE([.H78:.H110])" office:value-type="float" office:value="0.0717554545339094" calcext:value-type="float">
            <text:p>0,0717554545339</text:p>
          </table:table-cell>
          <table:table-cell table:style-name="ce4" table:formula="of:=MEDIAN([.H78:.H115])" office:value-type="float" office:value="0.0708973512883625" calcext:value-type="float">
            <text:p>0,0708973512884</text:p>
          </table:table-cell>
          <table:table-cell table:style-name="Gnumeric-default" table:number-columns-repeated="1009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2.xmi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3490513316" calcext:value-type="float">
            <text:p>33490513316</text:p>
          </table:table-cell>
          <table:table-cell table:style-name="Gnumeric-default" table:formula="of:=[.F8]-[.F122]" office:value-type="float" office:value="-820908975" calcext:value-type="float">
            <text:p>-820908975</text:p>
          </table:table-cell>
          <table:table-cell table:style-name="ce4" table:formula="of:=[.G8]/[.F122]" office:value-type="float" office:value="-0.0239252388909371" calcext:value-type="float">
            <text:p>-0,0239252388909</text:p>
          </table:table-cell>
          <table:table-cell table:style-name="Gnumeric-default" office:value-type="string" calcext:value-type="string">
            <text:p>[34270301152, 33090833122, 33081693127, 32617867656, 3439187152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1.xmi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3750579851" calcext:value-type="float">
            <text:p>13750579851</text:p>
          </table:table-cell>
          <table:table-cell table:style-name="Gnumeric-default" table:formula="of:=[.F9]-[.F123]" office:value-type="float" office:value="-420767283" calcext:value-type="float">
            <text:p>-420767283</text:p>
          </table:table-cell>
          <table:table-cell table:style-name="ce4" table:formula="of:=[.G9]/[.F123]" office:value-type="float" office:value="-0.0296914103522658" calcext:value-type="float">
            <text:p>-0,0296914103523</text:p>
          </table:table-cell>
          <table:table-cell table:style-name="Gnumeric-default" office:value-type="string" calcext:value-type="string">
            <text:p>[13777832183, 14057469194, 14210403493, 13531432134, 1317576225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2.xmi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13955402183" calcext:value-type="float">
            <text:p>13955402183</text:p>
          </table:table-cell>
          <table:table-cell table:style-name="Gnumeric-default" table:formula="of:=[.F10]-[.F124]" office:value-type="float" office:value="-1110802768" calcext:value-type="float">
            <text:p>-1110802768</text:p>
          </table:table-cell>
          <table:table-cell table:style-name="ce4" table:formula="of:=[.G10]/[.F124]" office:value-type="float" office:value="-0.0737281068200437" calcext:value-type="float">
            <text:p>-0,07372810682</text:p>
          </table:table-cell>
          <table:table-cell table:style-name="Gnumeric-default" office:value-type="string" calcext:value-type="string">
            <text:p>[14501384214, 14667176911, 13886189907, 13497097170, 1322516271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1.xmi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4531608940" calcext:value-type="float">
            <text:p>14531608940</text:p>
          </table:table-cell>
          <table:table-cell table:style-name="Gnumeric-default" table:formula="of:=[.F11]-[.F125]" office:value-type="float" office:value="-800747531" calcext:value-type="float">
            <text:p>-800747531</text:p>
          </table:table-cell>
          <table:table-cell table:style-name="ce4" table:formula="of:=[.G11]/[.F125]" office:value-type="float" office:value="-0.0522259923003065" calcext:value-type="float">
            <text:p>-0,0522259923003</text:p>
          </table:table-cell>
          <table:table-cell table:style-name="Gnumeric-default" office:value-type="string" calcext:value-type="string">
            <text:p>[15114806577, 13535986493, 15309529516, 13766089162, 1493163295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2.xmi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4166791184" calcext:value-type="float">
            <text:p>14166791184</text:p>
          </table:table-cell>
          <table:table-cell table:style-name="Gnumeric-default" table:formula="of:=[.F12]-[.F126]" office:value-type="float" office:value="-605917389" calcext:value-type="float">
            <text:p>-605917389</text:p>
          </table:table-cell>
          <table:table-cell table:style-name="ce4" table:formula="of:=[.G12]/[.F126]" office:value-type="float" office:value="-0.0410159982514941" calcext:value-type="float">
            <text:p>-0,0410159982515</text:p>
          </table:table-cell>
          <table:table-cell table:style-name="Gnumeric-default" office:value-type="string" calcext:value-type="string">
            <text:p>[13842552808, 14144192398, 14864119902, 13523899462, 1445919135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1.xmi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17314493273" calcext:value-type="float">
            <text:p>17314493273</text:p>
          </table:table-cell>
          <table:table-cell table:style-name="Gnumeric-default" table:formula="of:=[.F13]-[.F127]" office:value-type="float" office:value="-311183760" calcext:value-type="float">
            <text:p>-311183760</text:p>
          </table:table-cell>
          <table:table-cell table:style-name="ce4" table:formula="of:=[.G13]/[.F127]" office:value-type="float" office:value="-0.0176551379795159" calcext:value-type="float">
            <text:p>-0,0176551379795</text:p>
          </table:table-cell>
          <table:table-cell table:style-name="Gnumeric-default" office:value-type="string" calcext:value-type="string">
            <text:p>[16456112756, 18346581255, 17617771403, 16643955294, 1750804566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2.xmi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7570383538" calcext:value-type="float">
            <text:p>17570383538</text:p>
          </table:table-cell>
          <table:table-cell table:style-name="Gnumeric-default" table:formula="of:=[.F14]-[.F128]" office:value-type="float" office:value="-316983951" calcext:value-type="float">
            <text:p>-316983951</text:p>
          </table:table-cell>
          <table:table-cell table:style-name="ce4" table:formula="of:=[.G14]/[.F128]" office:value-type="float" office:value="-0.0177211068758403" calcext:value-type="float">
            <text:p>-0,0177211068758</text:p>
          </table:table-cell>
          <table:table-cell table:style-name="Gnumeric-default" office:value-type="string" calcext:value-type="string">
            <text:p>[19012877792, 17565684429, 17389562421, 17177403995, 1670638905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1.xmi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17459766857" calcext:value-type="float">
            <text:p>17459766857</text:p>
          </table:table-cell>
          <table:table-cell table:style-name="Gnumeric-default" table:formula="of:=[.F15]-[.F129]" office:value-type="float" office:value="-504395297" calcext:value-type="float">
            <text:p>-504395297</text:p>
          </table:table-cell>
          <table:table-cell table:style-name="ce4" table:formula="of:=[.G15]/[.F129]" office:value-type="float" office:value="-0.028077863730911" calcext:value-type="float">
            <text:p>-0,0280778637309</text:p>
          </table:table-cell>
          <table:table-cell table:style-name="Gnumeric-default" office:value-type="string" calcext:value-type="string">
            <text:p>[16424660539, 18381415162, 16645149035, 18788925345, 1705868420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2.xmi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17091191826" calcext:value-type="float">
            <text:p>17091191826</text:p>
          </table:table-cell>
          <table:table-cell table:style-name="Gnumeric-default" table:formula="of:=[.F16]-[.F130]" office:value-type="float" office:value="-1011922215" calcext:value-type="float">
            <text:p>-1011922215</text:p>
          </table:table-cell>
          <table:table-cell table:style-name="ce4" table:formula="of:=[.G16]/[.F130]" office:value-type="float" office:value="-0.0558976876966137" calcext:value-type="float">
            <text:p>-0,0558976876966</text:p>
          </table:table-cell>
          <table:table-cell table:style-name="Gnumeric-default" office:value-type="string" calcext:value-type="string">
            <text:p>[16255465335, 17882608972, 16701038822, 17484012904, 1713283309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1.xmi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8751393021" calcext:value-type="float">
            <text:p>18751393021</text:p>
          </table:table-cell>
          <table:table-cell table:style-name="Gnumeric-default" table:formula="of:=[.F17]-[.F131]" office:value-type="float" office:value="-904593196" calcext:value-type="float">
            <text:p>-904593196</text:p>
          </table:table-cell>
          <table:table-cell table:style-name="ce4" table:formula="of:=[.G17]/[.F131]" office:value-type="float" office:value="-0.0460212571383286" calcext:value-type="float">
            <text:p>-0,0460212571383</text:p>
          </table:table-cell>
          <table:table-cell table:style-name="Gnumeric-default" office:value-type="string" calcext:value-type="string">
            <text:p>[19075977533, 18179942541, 18785149821, 19533764867, 1818213034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2.xmi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office:value-type="float" office:value="18261312077" calcext:value-type="float">
            <text:p>18261312077</text:p>
          </table:table-cell>
          <table:table-cell table:style-name="Gnumeric-default" table:formula="of:=[.F18]-[.F132]" office:value-type="float" office:value="-903711917" calcext:value-type="float">
            <text:p>-903711917</text:p>
          </table:table-cell>
          <table:table-cell table:style-name="ce4" table:formula="of:=[.G18]/[.F132]" office:value-type="float" office:value="-0.047154228311059" calcext:value-type="float">
            <text:p>-0,0471542283111</text:p>
          </table:table-cell>
          <table:table-cell table:style-name="Gnumeric-default" office:value-type="string" calcext:value-type="string">
            <text:p>[18013708609, 18826909429, 18806351959, 17514134292, 1814545609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3.xmi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19203839713" calcext:value-type="float">
            <text:p>19203839713</text:p>
          </table:table-cell>
          <table:table-cell table:style-name="Gnumeric-default" table:formula="of:=[.F19]-[.F133]" office:value-type="float" office:value="123803646" calcext:value-type="float">
            <text:p>123803646</text:p>
          </table:table-cell>
          <table:table-cell table:style-name="ce4" table:formula="of:=[.G19]/[.F133]" office:value-type="float" office:value="0.00648864842630593" calcext:value-type="float">
            <text:p>0,0064886484263</text:p>
          </table:table-cell>
          <table:table-cell table:style-name="Gnumeric-default" office:value-type="string" calcext:value-type="string">
            <text:p>[19011706991, 19526564601, 19180981266, 19376022419, 1892392328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false.xmi</text:p>
          </table:table-cell>
          <table:table-cell table:style-name="Gnumeric-default" office:value-type="float" office:value="19" calcext:value-type="float">
            <text:p>19</text:p>
          </table:table-cell>
          <table:table-cell table:style-name="Gnumeric-default" office:value-type="float" office:value="14127493460" calcext:value-type="float">
            <text:p>14127493460</text:p>
          </table:table-cell>
          <table:table-cell table:style-name="Gnumeric-default" table:formula="of:=[.F20]-[.F134]" office:value-type="float" office:value="-338233100" calcext:value-type="float">
            <text:p>-338233100</text:p>
          </table:table-cell>
          <table:table-cell table:style-name="ce4" table:formula="of:=[.G20]/[.F134]" office:value-type="float" office:value="-0.023381687646113" calcext:value-type="float">
            <text:p>-0,0233816876461</text:p>
          </table:table-cell>
          <table:table-cell table:style-name="Gnumeric-default" office:value-type="string" calcext:value-type="string">
            <text:p>[14415710903, 13364771463, 13917977276, 14161474079, 1477753357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true.xmi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4941177657" calcext:value-type="float">
            <text:p>14941177657</text:p>
          </table:table-cell>
          <table:table-cell table:style-name="Gnumeric-default" table:formula="of:=[.F21]-[.F135]" office:value-type="float" office:value="-72217436" calcext:value-type="float">
            <text:p>-72217436</text:p>
          </table:table-cell>
          <table:table-cell table:style-name="ce4" table:formula="of:=[.G21]/[.F135]" office:value-type="float" office:value="-0.00481020019473619" calcext:value-type="float">
            <text:p>-0,0048102001947</text:p>
          </table:table-cell>
          <table:table-cell table:style-name="Gnumeric-default" office:value-type="string" calcext:value-type="string">
            <text:p>[15428034043, 15923881564, 14745781734, 14024226654, 1458396429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false.xmi</text:p>
          </table:table-cell>
          <table:table-cell table:style-name="Gnumeric-default" office:value-type="float" office:value="21" calcext:value-type="float">
            <text:p>21</text:p>
          </table:table-cell>
          <table:table-cell table:style-name="Gnumeric-default" office:value-type="float" office:value="13727537920" calcext:value-type="float">
            <text:p>13727537920</text:p>
          </table:table-cell>
          <table:table-cell table:style-name="Gnumeric-default" table:formula="of:=[.F22]-[.F136]" office:value-type="float" office:value="2560990" calcext:value-type="float">
            <text:p>2560990</text:p>
          </table:table-cell>
          <table:table-cell table:style-name="ce4" table:formula="of:=[.G22]/[.F136]" office:value-type="float" office:value="0.000186593391964266" calcext:value-type="float">
            <text:p>0,000186593392</text:p>
          </table:table-cell>
          <table:table-cell table:style-name="Gnumeric-default" office:value-type="string" calcext:value-type="string">
            <text:p>[13209521693, 13908999596, 13462699440, 14297757396, 1375871147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true.xmi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13535164657" calcext:value-type="float">
            <text:p>13535164657</text:p>
          </table:table-cell>
          <table:table-cell table:style-name="Gnumeric-default" table:formula="of:=[.F23]-[.F137]" office:value-type="float" office:value="-370029165" calcext:value-type="float">
            <text:p>-370029165</text:p>
          </table:table-cell>
          <table:table-cell table:style-name="ce4" table:formula="of:=[.G23]/[.F137]" office:value-type="float" office:value="-0.0266108599230426" calcext:value-type="float">
            <text:p>-0,026610859923</text:p>
          </table:table-cell>
          <table:table-cell table:style-name="Gnumeric-default" office:value-type="string" calcext:value-type="string">
            <text:p>[13523664455, 12974360584, 13106505278, 14054073547, 1401721942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1.xmi</text:p>
          </table:table-cell>
          <table:table-cell table:style-name="Gnumeric-default" office:value-type="float" office:value="23" calcext:value-type="float">
            <text:p>23</text:p>
          </table:table-cell>
          <table:table-cell table:style-name="Gnumeric-default" office:value-type="float" office:value="31017979570" calcext:value-type="float">
            <text:p>31017979570</text:p>
          </table:table-cell>
          <table:table-cell table:style-name="Gnumeric-default" table:formula="of:=[.F24]-[.F138]" office:value-type="float" office:value="-1852558185" calcext:value-type="float">
            <text:p>-1852558185</text:p>
          </table:table-cell>
          <table:table-cell table:style-name="ce4" table:formula="of:=[.G24]/[.F138]" office:value-type="float" office:value="-0.056359229617964" calcext:value-type="float">
            <text:p>-0,056359229618</text:p>
          </table:table-cell>
          <table:table-cell table:style-name="Gnumeric-default" office:value-type="string" calcext:value-type="string">
            <text:p>[31012351256, 31141116128, 30577322187, 30914524588, 3144458369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2.xmi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31057703927" calcext:value-type="float">
            <text:p>31057703927</text:p>
          </table:table-cell>
          <table:table-cell table:style-name="Gnumeric-default" table:formula="of:=[.F25]-[.F139]" office:value-type="float" office:value="-1873501271" calcext:value-type="float">
            <text:p>-1873501271</text:p>
          </table:table-cell>
          <table:table-cell table:style-name="ce4" table:formula="of:=[.G25]/[.F139]" office:value-type="float" office:value="-0.0568913667063051" calcext:value-type="float">
            <text:p>-0,0568913667063</text:p>
          </table:table-cell>
          <table:table-cell table:style-name="Gnumeric-default" office:value-type="string" calcext:value-type="string">
            <text:p>[30529070114, 31291058228, 30312187862, 31639366835, 3151683659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1.xmi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31359167219" calcext:value-type="float">
            <text:p>31359167219</text:p>
          </table:table-cell>
          <table:table-cell table:style-name="Gnumeric-default" table:formula="of:=[.F26]-[.F140]" office:value-type="float" office:value="-1332877571" calcext:value-type="float">
            <text:p>-1332877571</text:p>
          </table:table-cell>
          <table:table-cell table:style-name="ce4" table:formula="of:=[.G26]/[.F140]" office:value-type="float" office:value="-0.0407707006264627" calcext:value-type="float">
            <text:p>-0,0407707006265</text:p>
          </table:table-cell>
          <table:table-cell table:style-name="Gnumeric-default" office:value-type="string" calcext:value-type="string">
            <text:p>[31201845327, 30738325297, 30876188935, 30531599894, 3344787664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2.xmi</text:p>
          </table:table-cell>
          <table:table-cell table:style-name="Gnumeric-default" office:value-type="float" office:value="26" calcext:value-type="float">
            <text:p>26</text:p>
          </table:table-cell>
          <table:table-cell table:style-name="Gnumeric-default" office:value-type="float" office:value="31474718746" calcext:value-type="float">
            <text:p>31474718746</text:p>
          </table:table-cell>
          <table:table-cell table:style-name="Gnumeric-default" table:formula="of:=[.F27]-[.F141]" office:value-type="float" office:value="-1222651948" calcext:value-type="float">
            <text:p>-1222651948</text:p>
          </table:table-cell>
          <table:table-cell table:style-name="ce4" table:formula="of:=[.G27]/[.F141]" office:value-type="float" office:value="-0.0373929744823292" calcext:value-type="float">
            <text:p>-0,0373929744823</text:p>
          </table:table-cell>
          <table:table-cell table:style-name="Gnumeric-default" office:value-type="string" calcext:value-type="string">
            <text:p>[30379311794, 33756836491, 30794416260, 31406384311, 3103664487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false.xmi</text:p>
          </table:table-cell>
          <table:table-cell table:style-name="Gnumeric-default" office:value-type="float" office:value="27" calcext:value-type="float">
            <text:p>27</text:p>
          </table:table-cell>
          <table:table-cell table:style-name="Gnumeric-default" office:value-type="float" office:value="24556478450" calcext:value-type="float">
            <text:p>24556478450</text:p>
          </table:table-cell>
          <table:table-cell table:style-name="Gnumeric-default" table:formula="of:=[.F28]-[.F142]" office:value-type="float" office:value="-1368892290" calcext:value-type="float">
            <text:p>-1368892290</text:p>
          </table:table-cell>
          <table:table-cell table:style-name="ce4" table:formula="of:=[.G28]/[.F142]" office:value-type="float" office:value="-0.0528012618885311" calcext:value-type="float">
            <text:p>-0,0528012618885</text:p>
          </table:table-cell>
          <table:table-cell table:style-name="Gnumeric-default" office:value-type="string" calcext:value-type="string">
            <text:p>[24678500414, 24275384356, 23934868348, 25914129018, 2397951011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true.xmi</text:p>
          </table:table-cell>
          <table:table-cell table:style-name="Gnumeric-default" office:value-type="float" office:value="28" calcext:value-type="float">
            <text:p>28</text:p>
          </table:table-cell>
          <table:table-cell table:style-name="Gnumeric-default" office:value-type="float" office:value="24592103070" calcext:value-type="float">
            <text:p>24592103070</text:p>
          </table:table-cell>
          <table:table-cell table:style-name="Gnumeric-default" table:formula="of:=[.F29]-[.F143]" office:value-type="float" office:value="-572078222" calcext:value-type="float">
            <text:p>-572078222</text:p>
          </table:table-cell>
          <table:table-cell table:style-name="ce4" table:formula="of:=[.G29]/[.F143]" office:value-type="float" office:value="-0.0227338300961085" calcext:value-type="float">
            <text:p>-0,0227338300961</text:p>
          </table:table-cell>
          <table:table-cell table:style-name="Gnumeric-default" office:value-type="string" calcext:value-type="string">
            <text:p>[24948564504, 25831398769, 24644426868, 23321304007, 2421482120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false.xmi</text:p>
          </table:table-cell>
          <table:table-cell table:style-name="Gnumeric-default" office:value-type="float" office:value="29" calcext:value-type="float">
            <text:p>29</text:p>
          </table:table-cell>
          <table:table-cell table:style-name="Gnumeric-default" office:value-type="float" office:value="22739738260" calcext:value-type="float">
            <text:p>22739738260</text:p>
          </table:table-cell>
          <table:table-cell table:style-name="Gnumeric-default" table:formula="of:=[.F30]-[.F144]" office:value-type="float" office:value="-473818870" calcext:value-type="float">
            <text:p>-473818870</text:p>
          </table:table-cell>
          <table:table-cell table:style-name="ce4" table:formula="of:=[.G30]/[.F144]" office:value-type="float" office:value="-0.0204112996274776" calcext:value-type="float">
            <text:p>-0,0204112996275</text:p>
          </table:table-cell>
          <table:table-cell table:style-name="Gnumeric-default" office:value-type="string" calcext:value-type="string">
            <text:p>[20964369592, 22381120383, 25405371160, 22015780970, 2293204919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true.xmi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Gnumeric-default" office:value-type="float" office:value="22859586560" calcext:value-type="float">
            <text:p>22859586560</text:p>
          </table:table-cell>
          <table:table-cell table:style-name="Gnumeric-default" table:formula="of:=[.F31]-[.F145]" office:value-type="float" office:value="-389118217" calcext:value-type="float">
            <text:p>-389118217</text:p>
          </table:table-cell>
          <table:table-cell table:style-name="ce4" table:formula="of:=[.G31]/[.F145]" office:value-type="float" office:value="-0.0167371998024146" calcext:value-type="float">
            <text:p>-0,0167371998024</text:p>
          </table:table-cell>
          <table:table-cell table:style-name="Gnumeric-default" office:value-type="string" calcext:value-type="string">
            <text:p>[22943898429, 22445312226, 23964986060, 22285961653, 2265777443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false.xmi</text:p>
          </table:table-cell>
          <table:table-cell table:style-name="Gnumeric-default" office:value-type="float" office:value="31" calcext:value-type="float">
            <text:p>31</text:p>
          </table:table-cell>
          <table:table-cell table:style-name="Gnumeric-default" office:value-type="float" office:value="21385483445" calcext:value-type="float">
            <text:p>21385483445</text:p>
          </table:table-cell>
          <table:table-cell table:style-name="Gnumeric-default" table:formula="of:=[.F32]-[.F146]" office:value-type="float" office:value="-830243475" calcext:value-type="float">
            <text:p>-830243475</text:p>
          </table:table-cell>
          <table:table-cell table:style-name="ce4" table:formula="of:=[.G32]/[.F146]" office:value-type="float" office:value="-0.0373718797494113" calcext:value-type="float">
            <text:p>-0,0373718797494</text:p>
          </table:table-cell>
          <table:table-cell table:style-name="Gnumeric-default" office:value-type="string" calcext:value-type="string">
            <text:p>[21620282077, 20429346324, 20539247302, 20713091865, 2362544966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true.xmi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1575492522" calcext:value-type="float">
            <text:p>21575492522</text:p>
          </table:table-cell>
          <table:table-cell table:style-name="Gnumeric-default" table:formula="of:=[.F33]-[.F147]" office:value-type="float" office:value="-250407847" calcext:value-type="float">
            <text:p>-250407847</text:p>
          </table:table-cell>
          <table:table-cell table:style-name="ce4" table:formula="of:=[.G33]/[.F147]" office:value-type="float" office:value="-0.0114729675645208" calcext:value-type="float">
            <text:p>-0,0114729675645</text:p>
          </table:table-cell>
          <table:table-cell table:style-name="Gnumeric-default" office:value-type="string" calcext:value-type="string">
            <text:p>[21455679321, 22313175839, 21805729199, 20680285032, 2162259322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false.xmi</text:p>
          </table:table-cell>
          <table:table-cell table:style-name="Gnumeric-default" office:value-type="float" office:value="33" calcext:value-type="float">
            <text:p>33</text:p>
          </table:table-cell>
          <table:table-cell table:style-name="Gnumeric-default" office:value-type="float" office:value="20518866913" calcext:value-type="float">
            <text:p>20518866913</text:p>
          </table:table-cell>
          <table:table-cell table:style-name="Gnumeric-default" table:formula="of:=[.F34]-[.F148]" office:value-type="float" office:value="-1293337382" calcext:value-type="float">
            <text:p>-1293337382</text:p>
          </table:table-cell>
          <table:table-cell table:style-name="ce4" table:formula="of:=[.G34]/[.F148]" office:value-type="float" office:value="-0.0592942081647599" calcext:value-type="float">
            <text:p>-0,0592942081648</text:p>
          </table:table-cell>
          <table:table-cell table:style-name="Gnumeric-default" office:value-type="string" calcext:value-type="string">
            <text:p>[19623517098, 20698456467, 20393143601, 21396161082, 2048305631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true.xmi</text:p>
          </table:table-cell>
          <table:table-cell table:style-name="Gnumeric-default" office:value-type="float" office:value="34" calcext:value-type="float">
            <text:p>34</text:p>
          </table:table-cell>
          <table:table-cell table:style-name="Gnumeric-default" office:value-type="float" office:value="21389070684" calcext:value-type="float">
            <text:p>21389070684</text:p>
          </table:table-cell>
          <table:table-cell table:style-name="Gnumeric-default" table:formula="of:=[.F35]-[.F149]" office:value-type="float" office:value="-102886917" calcext:value-type="float">
            <text:p>-102886917</text:p>
          </table:table-cell>
          <table:table-cell table:style-name="ce4" table:formula="of:=[.G35]/[.F149]" office:value-type="float" office:value="-0.00478722873505077" calcext:value-type="float">
            <text:p>-0,0047872287351</text:p>
          </table:table-cell>
          <table:table-cell table:style-name="Gnumeric-default" office:value-type="string" calcext:value-type="string">
            <text:p>[21130625353, 21983321208, 21916336252, 21002384207, 2091268640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false.xmi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Gnumeric-default" office:value-type="float" office:value="14159694276" calcext:value-type="float">
            <text:p>14159694276</text:p>
          </table:table-cell>
          <table:table-cell table:style-name="Gnumeric-default" table:formula="of:=[.F36]-[.F150]" office:value-type="float" office:value="-228825640" calcext:value-type="float">
            <text:p>-228825640</text:p>
          </table:table-cell>
          <table:table-cell table:style-name="ce4" table:formula="of:=[.G36]/[.F150]" office:value-type="float" office:value="-0.0159033480396789" calcext:value-type="float">
            <text:p>-0,0159033480397</text:p>
          </table:table-cell>
          <table:table-cell table:style-name="Gnumeric-default" office:value-type="string" calcext:value-type="string">
            <text:p>[14581887942, 14901835957, 14122107014, 13551622111, 1364101835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true.xmi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4798677354" calcext:value-type="float">
            <text:p>14798677354</text:p>
          </table:table-cell>
          <table:table-cell table:style-name="Gnumeric-default" table:formula="of:=[.F37]-[.F151]" office:value-type="float" office:value="140556836" calcext:value-type="float">
            <text:p>140556836</text:p>
          </table:table-cell>
          <table:table-cell table:style-name="ce4" table:formula="of:=[.G37]/[.F151]" office:value-type="float" office:value="0.00958900807422056" calcext:value-type="float">
            <text:p>0,0095890080742</text:p>
          </table:table-cell>
          <table:table-cell table:style-name="Gnumeric-default" office:value-type="string" calcext:value-type="string">
            <text:p>[15721243600, 14263595786, 14418633947, 15045354332, 1454455910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false.xmi</text:p>
          </table:table-cell>
          <table:table-cell table:style-name="Gnumeric-default" office:value-type="float" office:value="37" calcext:value-type="float">
            <text:p>37</text:p>
          </table:table-cell>
          <table:table-cell table:style-name="Gnumeric-default" office:value-type="float" office:value="13810876005" calcext:value-type="float">
            <text:p>13810876005</text:p>
          </table:table-cell>
          <table:table-cell table:style-name="Gnumeric-default" table:formula="of:=[.F38]-[.F152]" office:value-type="float" office:value="-495625981" calcext:value-type="float">
            <text:p>-495625981</text:p>
          </table:table-cell>
          <table:table-cell table:style-name="ce4" table:formula="of:=[.G38]/[.F152]" office:value-type="float" office:value="-0.0346434076956763" calcext:value-type="float">
            <text:p>-0,0346434076957</text:p>
          </table:table-cell>
          <table:table-cell table:style-name="Gnumeric-default" office:value-type="string" calcext:value-type="string">
            <text:p>[13065578158, 14412622425, 13630186901, 13666033773, 1427995877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FewSteps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true.xmi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13402107637" calcext:value-type="float">
            <text:p>13402107637</text:p>
          </table:table-cell>
          <table:table-cell table:style-name="Gnumeric-default" table:formula="of:=[.F39]-[.F153]" office:value-type="float" office:value="-467265762" calcext:value-type="float">
            <text:p>-467265762</text:p>
          </table:table-cell>
          <table:table-cell table:style-name="ce4" table:formula="of:=[.G39]/[.F153]" office:value-type="float" office:value="-0.0336904738633463" calcext:value-type="float">
            <text:p>-0,0336904738633</text:p>
          </table:table-cell>
          <table:table-cell table:style-name="Gnumeric-default" office:value-type="string" calcext:value-type="string">
            <text:p>[13657827372, 12959251618, 14221449973, 12312513839, 1385949538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ce2" office:value-type="string" calcext:value-type="string">
            <text:p>generic_traces</text:p>
          </table:table-cell>
          <table:table-cell table:style-name="ce2" office:value-type="string" calcext:value-type="string">
            <text:p>IBM/2557-2.uml</text:p>
          </table:table-cell>
          <table:table-cell table:style-name="ce2" office:value-type="string" calcext:value-type="string">
            <text:p>IBM/2557-2_parameter_1.xm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548042989" calcext:value-type="float">
            <text:p>16548042989</text:p>
          </table:table-cell>
          <table:table-cell table:style-name="ce2" table:formula="of:=[.F40]-[.F116]" office:value-type="float" office:value="963199119" calcext:value-type="float">
            <text:p>963199119</text:p>
          </table:table-cell>
          <table:table-cell table:style-name="ce5" table:formula="of:=[.G40]/[.F116]" office:value-type="float" office:value="0.0618035783376763" calcext:value-type="float">
            <text:p>0,0618035783377</text:p>
          </table:table-cell>
          <table:table-cell table:style-name="ce2" office:value-type="string" calcext:value-type="string">
            <text:p>[15845043105, 17230898143, 16530766360, 16634081022, 16499426318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2"/>
          <table:table-cell table:style-name="Gnumeric-default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2.xmi</text:p>
          </table:table-cell>
          <table:table-cell table:style-name="ce2" office:value-type="float" office:value="2" calcext:value-type="float">
            <text:p>2</text:p>
          </table:table-cell>
          <table:table-cell table:style-name="Gnumeric-default" office:value-type="float" office:value="16337721539" calcext:value-type="float">
            <text:p>16337721539</text:p>
          </table:table-cell>
          <table:table-cell table:style-name="ce2" table:formula="of:=[.F41]-[.F117]" office:value-type="float" office:value="618080427" calcext:value-type="float">
            <text:p>618080427</text:p>
          </table:table-cell>
          <table:table-cell table:style-name="ce5" table:formula="of:=[.G41]/[.F117]" office:value-type="float" office:value="0.0393189909741751" calcext:value-type="float">
            <text:p>0,0393189909742</text:p>
          </table:table-cell>
          <table:table-cell table:style-name="Gnumeric-default" office:value-type="string" calcext:value-type="string">
            <text:p>[16219713869, 16912685284, 16291500649, 16431005049, 1583370284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3.xmi</text:p>
          </table:table-cell>
          <table:table-cell table:style-name="ce2" office:value-type="float" office:value="3" calcext:value-type="float">
            <text:p>3</text:p>
          </table:table-cell>
          <table:table-cell table:style-name="Gnumeric-default" office:value-type="float" office:value="16120981661" calcext:value-type="float">
            <text:p>16120981661</text:p>
          </table:table-cell>
          <table:table-cell table:style-name="ce2" table:formula="of:=[.F42]-[.F118]" office:value-type="float" office:value="618250265" calcext:value-type="float">
            <text:p>618250265</text:p>
          </table:table-cell>
          <table:table-cell table:style-name="ce5" table:formula="of:=[.G42]/[.F118]" office:value-type="float" office:value="0.0398800862381916" calcext:value-type="float">
            <text:p>0,0398800862382</text:p>
          </table:table-cell>
          <table:table-cell table:style-name="Gnumeric-default" office:value-type="string" calcext:value-type="string">
            <text:p>[16408813232, 15847152943, 16135479858, 16445126167, 1576833610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1.xmi</text:p>
          </table:table-cell>
          <table:table-cell table:style-name="ce2" office:value-type="float" office:value="4" calcext:value-type="float">
            <text:p>4</text:p>
          </table:table-cell>
          <table:table-cell table:style-name="Gnumeric-default" office:value-type="float" office:value="36072296915" calcext:value-type="float">
            <text:p>36072296915</text:p>
          </table:table-cell>
          <table:table-cell table:style-name="ce2" table:formula="of:=[.F43]-[.F119]" office:value-type="float" office:value="1574562599" calcext:value-type="float">
            <text:p>1574562599</text:p>
          </table:table-cell>
          <table:table-cell table:style-name="ce5" table:formula="of:=[.G43]/[.F119]" office:value-type="float" office:value="0.0456424930569925" calcext:value-type="float">
            <text:p>0,045642493057</text:p>
          </table:table-cell>
          <table:table-cell table:style-name="Gnumeric-default" office:value-type="string" calcext:value-type="string">
            <text:p>[35818195929, 35915056378, 36341335443, 36209657976, 3607723885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2.xmi</text:p>
          </table:table-cell>
          <table:table-cell table:style-name="ce2" office:value-type="float" office:value="5" calcext:value-type="float">
            <text:p>5</text:p>
          </table:table-cell>
          <table:table-cell table:style-name="Gnumeric-default" office:value-type="float" office:value="36037608947" calcext:value-type="float">
            <text:p>36037608947</text:p>
          </table:table-cell>
          <table:table-cell table:style-name="ce2" table:formula="of:=[.F44]-[.F120]" office:value-type="float" office:value="2050387867" calcext:value-type="float">
            <text:p>2050387867</text:p>
          </table:table-cell>
          <table:table-cell table:style-name="ce5" table:formula="of:=[.G44]/[.F120]" office:value-type="float" office:value="0.0603281998894156" calcext:value-type="float">
            <text:p>0,0603281998894</text:p>
          </table:table-cell>
          <table:table-cell table:style-name="Gnumeric-default" office:value-type="string" calcext:value-type="string">
            <text:p>[35318346596, 37172756922, 35148255219, 35354351935, 3719433406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1.xmi</text:p>
          </table:table-cell>
          <table:table-cell table:style-name="ce2" office:value-type="float" office:value="6" calcext:value-type="float">
            <text:p>6</text:p>
          </table:table-cell>
          <table:table-cell table:style-name="Gnumeric-default" office:value-type="float" office:value="36494966499" calcext:value-type="float">
            <text:p>36494966499</text:p>
          </table:table-cell>
          <table:table-cell table:style-name="ce2" table:formula="of:=[.F45]-[.F121]" office:value-type="float" office:value="2722964241" calcext:value-type="float">
            <text:p>2722964241</text:p>
          </table:table-cell>
          <table:table-cell table:style-name="ce5" table:formula="of:=[.G45]/[.F121]" office:value-type="float" office:value="0.0806278591419606" calcext:value-type="float">
            <text:p>0,080627859142</text:p>
          </table:table-cell>
          <table:table-cell table:style-name="Gnumeric-default" office:value-type="string" calcext:value-type="string">
            <text:p>[35558144040, 35924002949, 37114656061, 35892052177, 3798597726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2.xmi</text:p>
          </table:table-cell>
          <table:table-cell table:style-name="ce2" office:value-type="float" office:value="7" calcext:value-type="float">
            <text:p>7</text:p>
          </table:table-cell>
          <table:table-cell table:style-name="Gnumeric-default" office:value-type="float" office:value="36380054301" calcext:value-type="float">
            <text:p>36380054301</text:p>
          </table:table-cell>
          <table:table-cell table:style-name="ce2" table:formula="of:=[.F46]-[.F122]" office:value-type="float" office:value="2068632010" calcext:value-type="float">
            <text:p>2068632010</text:p>
          </table:table-cell>
          <table:table-cell table:style-name="ce5" table:formula="of:=[.G46]/[.F122]" office:value-type="float" office:value="0.0602898939150829" calcext:value-type="float">
            <text:p>0,0602898939151</text:p>
          </table:table-cell>
          <table:table-cell table:style-name="Gnumeric-default" office:value-type="string" calcext:value-type="string">
            <text:p>[35851242077, 36288683748, 36178233875, 37131250002, 3645086180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1.xmi</text:p>
          </table:table-cell>
          <table:table-cell table:style-name="ce2" office:value-type="float" office:value="8" calcext:value-type="float">
            <text:p>8</text:p>
          </table:table-cell>
          <table:table-cell table:style-name="Gnumeric-default" office:value-type="float" office:value="15662362271" calcext:value-type="float">
            <text:p>15662362271</text:p>
          </table:table-cell>
          <table:table-cell table:style-name="ce2" table:formula="of:=[.F47]-[.F123]" office:value-type="float" office:value="1491015137" calcext:value-type="float">
            <text:p>1491015137</text:p>
          </table:table-cell>
          <table:table-cell table:style-name="ce5" table:formula="of:=[.G47]/[.F123]" office:value-type="float" office:value="0.105213366301835" calcext:value-type="float">
            <text:p>0,1052133663018</text:p>
          </table:table-cell>
          <table:table-cell table:style-name="Gnumeric-default" office:value-type="string" calcext:value-type="string">
            <text:p>[15104636285, 15761098931, 15880547418, 15803181762, 1576234696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2.xmi</text:p>
          </table:table-cell>
          <table:table-cell table:style-name="ce2" office:value-type="float" office:value="9" calcext:value-type="float">
            <text:p>9</text:p>
          </table:table-cell>
          <table:table-cell table:style-name="Gnumeric-default" office:value-type="float" office:value="15729464614" calcext:value-type="float">
            <text:p>15729464614</text:p>
          </table:table-cell>
          <table:table-cell table:style-name="ce2" table:formula="of:=[.F48]-[.F124]" office:value-type="float" office:value="663259663" calcext:value-type="float">
            <text:p>663259663</text:p>
          </table:table-cell>
          <table:table-cell table:style-name="ce5" table:formula="of:=[.G48]/[.F124]" office:value-type="float" office:value="0.0440230081269389" calcext:value-type="float">
            <text:p>0,0440230081269</text:p>
          </table:table-cell>
          <table:table-cell table:style-name="Gnumeric-default" office:value-type="string" calcext:value-type="string">
            <text:p>[15869921230, 15468355790, 15378948316, 16264745679, 1566535205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1.xmi</text:p>
          </table:table-cell>
          <table:table-cell table:style-name="ce2" office:value-type="float" office:value="10" calcext:value-type="float">
            <text:p>10</text:p>
          </table:table-cell>
          <table:table-cell table:style-name="Gnumeric-default" office:value-type="float" office:value="16279799111" calcext:value-type="float">
            <text:p>16279799111</text:p>
          </table:table-cell>
          <table:table-cell table:style-name="ce2" table:formula="of:=[.F49]-[.F125]" office:value-type="float" office:value="947442640" calcext:value-type="float">
            <text:p>947442640</text:p>
          </table:table-cell>
          <table:table-cell table:style-name="ce5" table:formula="of:=[.G49]/[.F125]" office:value-type="float" office:value="0.0617936741682217" calcext:value-type="float">
            <text:p>0,0617936741682</text:p>
          </table:table-cell>
          <table:table-cell table:style-name="Gnumeric-default" office:value-type="string" calcext:value-type="string">
            <text:p>[15857088027, 15529245540, 15779432358, 17770463556, 1646276607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2.xmi</text:p>
          </table:table-cell>
          <table:table-cell table:style-name="ce2" office:value-type="float" office:value="11" calcext:value-type="float">
            <text:p>11</text:p>
          </table:table-cell>
          <table:table-cell table:style-name="Gnumeric-default" office:value-type="float" office:value="16510287570" calcext:value-type="float">
            <text:p>16510287570</text:p>
          </table:table-cell>
          <table:table-cell table:style-name="ce2" table:formula="of:=[.F50]-[.F126]" office:value-type="float" office:value="1737578997" calcext:value-type="float">
            <text:p>1737578997</text:p>
          </table:table-cell>
          <table:table-cell table:style-name="ce5" table:formula="of:=[.G50]/[.F126]" office:value-type="float" office:value="0.117620880992384" calcext:value-type="float">
            <text:p>0,1176208809924</text:p>
          </table:table-cell>
          <table:table-cell table:style-name="Gnumeric-default" office:value-type="string" calcext:value-type="string">
            <text:p>[16395440470, 16892752598, 17042121272, 15677112188, 1654401132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1.xmi</text:p>
          </table:table-cell>
          <table:table-cell table:style-name="ce2" office:value-type="float" office:value="12" calcext:value-type="float">
            <text:p>12</text:p>
          </table:table-cell>
          <table:table-cell table:style-name="Gnumeric-default" office:value-type="float" office:value="19739751492" calcext:value-type="float">
            <text:p>19739751492</text:p>
          </table:table-cell>
          <table:table-cell table:style-name="ce2" table:formula="of:=[.F51]-[.F127]" office:value-type="float" office:value="2114074459" calcext:value-type="float">
            <text:p>2114074459</text:p>
          </table:table-cell>
          <table:table-cell table:style-name="ce5" table:formula="of:=[.G51]/[.F127]" office:value-type="float" office:value="0.119942879643255" calcext:value-type="float">
            <text:p>0,1199428796433</text:p>
          </table:table-cell>
          <table:table-cell table:style-name="Gnumeric-default" office:value-type="string" calcext:value-type="string">
            <text:p>[19906255959, 19976050781, 19903320696, 19893369982, 1901976004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2.xmi</text:p>
          </table:table-cell>
          <table:table-cell table:style-name="ce2" office:value-type="float" office:value="13" calcext:value-type="float">
            <text:p>13</text:p>
          </table:table-cell>
          <table:table-cell table:style-name="Gnumeric-default" office:value-type="float" office:value="19354260895" calcext:value-type="float">
            <text:p>19354260895</text:p>
          </table:table-cell>
          <table:table-cell table:style-name="ce2" table:formula="of:=[.F52]-[.F128]" office:value-type="float" office:value="1466893406" calcext:value-type="float">
            <text:p>1466893406</text:p>
          </table:table-cell>
          <table:table-cell table:style-name="ce5" table:formula="of:=[.G52]/[.F128]" office:value-type="float" office:value="0.0820072269942505" calcext:value-type="float">
            <text:p>0,0820072269943</text:p>
          </table:table-cell>
          <table:table-cell table:style-name="Gnumeric-default" office:value-type="string" calcext:value-type="string">
            <text:p>[19968314197, 18700964354, 18984577823, 19271411749, 1984603635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1.xmi</text:p>
          </table:table-cell>
          <table:table-cell table:style-name="ce2" office:value-type="float" office:value="14" calcext:value-type="float">
            <text:p>14</text:p>
          </table:table-cell>
          <table:table-cell table:style-name="Gnumeric-default" office:value-type="float" office:value="20216993088" calcext:value-type="float">
            <text:p>20216993088</text:p>
          </table:table-cell>
          <table:table-cell table:style-name="ce2" table:formula="of:=[.F53]-[.F129]" office:value-type="float" office:value="2252830934" calcext:value-type="float">
            <text:p>2252830934</text:p>
          </table:table-cell>
          <table:table-cell table:style-name="ce5" table:formula="of:=[.G53]/[.F129]" office:value-type="float" office:value="0.125406958292145" calcext:value-type="float">
            <text:p>0,1254069582921</text:p>
          </table:table-cell>
          <table:table-cell table:style-name="Gnumeric-default" office:value-type="string" calcext:value-type="string">
            <text:p>[17714431177, 23269425517, 19924881671, 20476318714, 1969990836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2.xmi</text:p>
          </table:table-cell>
          <table:table-cell table:style-name="ce2" office:value-type="float" office:value="15" calcext:value-type="float">
            <text:p>15</text:p>
          </table:table-cell>
          <table:table-cell table:style-name="Gnumeric-default" office:value-type="float" office:value="19123032680" calcext:value-type="float">
            <text:p>19123032680</text:p>
          </table:table-cell>
          <table:table-cell table:style-name="ce2" table:formula="of:=[.F54]-[.F130]" office:value-type="float" office:value="1019918639" calcext:value-type="float">
            <text:p>1019918639</text:p>
          </table:table-cell>
          <table:table-cell table:style-name="ce5" table:formula="of:=[.G54]/[.F130]" office:value-type="float" office:value="0.0563394030822589" calcext:value-type="float">
            <text:p>0,0563394030823</text:p>
          </table:table-cell>
          <table:table-cell table:style-name="Gnumeric-default" office:value-type="string" calcext:value-type="string">
            <text:p>[17798028843, 20406216865, 19036603278, 19105524267, 1926879015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1.xmi</text:p>
          </table:table-cell>
          <table:table-cell table:style-name="ce2" office:value-type="float" office:value="16" calcext:value-type="float">
            <text:p>16</text:p>
          </table:table-cell>
          <table:table-cell table:style-name="Gnumeric-default" office:value-type="float" office:value="21619242070" calcext:value-type="float">
            <text:p>21619242070</text:p>
          </table:table-cell>
          <table:table-cell table:style-name="ce2" table:formula="of:=[.F55]-[.F131]" office:value-type="float" office:value="1963255853" calcext:value-type="float">
            <text:p>1963255853</text:p>
          </table:table-cell>
          <table:table-cell table:style-name="ce5" table:formula="of:=[.G55]/[.F131]" office:value-type="float" office:value="0.0998808114396227" calcext:value-type="float">
            <text:p>0,0998808114396</text:p>
          </table:table-cell>
          <table:table-cell table:style-name="Gnumeric-default" office:value-type="string" calcext:value-type="string">
            <text:p>[24896453738, 20198849547, 22153672002, 20501523323, 2034571174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2.xmi</text:p>
          </table:table-cell>
          <table:table-cell table:style-name="ce2" office:value-type="float" office:value="17" calcext:value-type="float">
            <text:p>17</text:p>
          </table:table-cell>
          <table:table-cell table:style-name="Gnumeric-default" office:value-type="float" office:value="20050467861" calcext:value-type="float">
            <text:p>20050467861</text:p>
          </table:table-cell>
          <table:table-cell table:style-name="ce2" table:formula="of:=[.F56]-[.F132]" office:value-type="float" office:value="885443867" calcext:value-type="float">
            <text:p>885443867</text:p>
          </table:table-cell>
          <table:table-cell table:style-name="ce5" table:formula="of:=[.G56]/[.F132]" office:value-type="float" office:value="0.0462010309654298" calcext:value-type="float">
            <text:p>0,0462010309654</text:p>
          </table:table-cell>
          <table:table-cell table:style-name="Gnumeric-default" office:value-type="string" calcext:value-type="string">
            <text:p>[19994821468, 20701834669, 20968236030, 19837464387, 1874998275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3.xmi</text:p>
          </table:table-cell>
          <table:table-cell table:style-name="ce2" office:value-type="float" office:value="18" calcext:value-type="float">
            <text:p>18</text:p>
          </table:table-cell>
          <table:table-cell table:style-name="Gnumeric-default" office:value-type="float" office:value="20236442150" calcext:value-type="float">
            <text:p>20236442150</text:p>
          </table:table-cell>
          <table:table-cell table:style-name="ce2" table:formula="of:=[.F57]-[.F133]" office:value-type="float" office:value="1156406083" calcext:value-type="float">
            <text:p>1156406083</text:p>
          </table:table-cell>
          <table:table-cell table:style-name="ce5" table:formula="of:=[.G57]/[.F133]" office:value-type="float" office:value="0.0606081707046702" calcext:value-type="float">
            <text:p>0,0606081707047</text:p>
          </table:table-cell>
          <table:table-cell table:style-name="Gnumeric-default" office:value-type="string" calcext:value-type="string">
            <text:p>[20547619800, 20271186059, 20181588891, 20444009057, 1973780694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false.xmi</text:p>
          </table:table-cell>
          <table:table-cell table:style-name="ce2" office:value-type="float" office:value="19" calcext:value-type="float">
            <text:p>19</text:p>
          </table:table-cell>
          <table:table-cell table:style-name="Gnumeric-default" office:value-type="float" office:value="15930223524" calcext:value-type="float">
            <text:p>15930223524</text:p>
          </table:table-cell>
          <table:table-cell table:style-name="ce2" table:formula="of:=[.F58]-[.F134]" office:value-type="float" office:value="1464496964" calcext:value-type="float">
            <text:p>1464496964</text:p>
          </table:table-cell>
          <table:table-cell table:style-name="ce5" table:formula="of:=[.G58]/[.F134]" office:value-type="float" office:value="0.101239087986743" calcext:value-type="float">
            <text:p>0,1012390879867</text:p>
          </table:table-cell>
          <table:table-cell table:style-name="Gnumeric-default" office:value-type="string" calcext:value-type="string">
            <text:p>[16319689837, 16407595912, 14992406516, 16339155320, 1559227003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true.xmi</text:p>
          </table:table-cell>
          <table:table-cell table:style-name="ce2" office:value-type="float" office:value="20" calcext:value-type="float">
            <text:p>20</text:p>
          </table:table-cell>
          <table:table-cell table:style-name="Gnumeric-default" office:value-type="float" office:value="16073844438" calcext:value-type="float">
            <text:p>16073844438</text:p>
          </table:table-cell>
          <table:table-cell table:style-name="ce2" table:formula="of:=[.F59]-[.F135]" office:value-type="float" office:value="1060449345" calcext:value-type="float">
            <text:p>1060449345</text:p>
          </table:table-cell>
          <table:table-cell table:style-name="ce5" table:formula="of:=[.G59]/[.F135]" office:value-type="float" office:value="0.0706335468047754" calcext:value-type="float">
            <text:p>0,0706335468048</text:p>
          </table:table-cell>
          <table:table-cell table:style-name="Gnumeric-default" office:value-type="string" calcext:value-type="string">
            <text:p>[15051525276, 17260410915, 15837366467, 15964307042, 1625561249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false.xmi</text:p>
          </table:table-cell>
          <table:table-cell table:style-name="ce2" office:value-type="float" office:value="21" calcext:value-type="float">
            <text:p>21</text:p>
          </table:table-cell>
          <table:table-cell table:style-name="Gnumeric-default" office:value-type="float" office:value="14397920025" calcext:value-type="float">
            <text:p>14397920025</text:p>
          </table:table-cell>
          <table:table-cell table:style-name="ce2" table:formula="of:=[.F60]-[.F136]" office:value-type="float" office:value="672943095" calcext:value-type="float">
            <text:p>672943095</text:p>
          </table:table-cell>
          <table:table-cell table:style-name="ce5" table:formula="of:=[.G60]/[.F136]" office:value-type="float" office:value="0.0490305447092653" calcext:value-type="float">
            <text:p>0,0490305447093</text:p>
          </table:table-cell>
          <table:table-cell table:style-name="Gnumeric-default" office:value-type="string" calcext:value-type="string">
            <text:p>[13639625761, 14716008541, 14361725304, 14778300253, 1449394027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true.xmi</text:p>
          </table:table-cell>
          <table:table-cell table:style-name="ce2" office:value-type="float" office:value="22" calcext:value-type="float">
            <text:p>22</text:p>
          </table:table-cell>
          <table:table-cell table:style-name="Gnumeric-default" office:value-type="float" office:value="14953342715" calcext:value-type="float">
            <text:p>14953342715</text:p>
          </table:table-cell>
          <table:table-cell table:style-name="ce2" table:formula="of:=[.F61]-[.F137]" office:value-type="float" office:value="1048148893" calcext:value-type="float">
            <text:p>1048148893</text:p>
          </table:table-cell>
          <table:table-cell table:style-name="ce5" table:formula="of:=[.G61]/[.F137]" office:value-type="float" office:value="0.0753782296325621" calcext:value-type="float">
            <text:p>0,0753782296326</text:p>
          </table:table-cell>
          <table:table-cell table:style-name="Gnumeric-default" office:value-type="string" calcext:value-type="string">
            <text:p>[15000715947, 15215232949, 15680300027, 14606874830, 1426358982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1.xmi</text:p>
          </table:table-cell>
          <table:table-cell table:style-name="ce2" office:value-type="float" office:value="23" calcext:value-type="float">
            <text:p>23</text:p>
          </table:table-cell>
          <table:table-cell table:style-name="Gnumeric-default" office:value-type="float" office:value="34562870234" calcext:value-type="float">
            <text:p>34562870234</text:p>
          </table:table-cell>
          <table:table-cell table:style-name="ce2" table:formula="of:=[.F62]-[.F138]" office:value-type="float" office:value="1692332479" calcext:value-type="float">
            <text:p>1692332479</text:p>
          </table:table-cell>
          <table:table-cell table:style-name="ce5" table:formula="of:=[.G62]/[.F138]" office:value-type="float" office:value="0.0514847822574055" calcext:value-type="float">
            <text:p>0,0514847822574</text:p>
          </table:table-cell>
          <table:table-cell table:style-name="Gnumeric-default" office:value-type="string" calcext:value-type="string">
            <text:p>[33723298276, 36408171264, 34504771862, 33709230108, 3446887966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2.xmi</text:p>
          </table:table-cell>
          <table:table-cell table:style-name="ce2" office:value-type="float" office:value="24" calcext:value-type="float">
            <text:p>24</text:p>
          </table:table-cell>
          <table:table-cell table:style-name="Gnumeric-default" office:value-type="float" office:value="34477527453" calcext:value-type="float">
            <text:p>34477527453</text:p>
          </table:table-cell>
          <table:table-cell table:style-name="ce2" table:formula="of:=[.F63]-[.F139]" office:value-type="float" office:value="1546322255" calcext:value-type="float">
            <text:p>1546322255</text:p>
          </table:table-cell>
          <table:table-cell table:style-name="ce5" table:formula="of:=[.G63]/[.F139]" office:value-type="float" office:value="0.0469561391908582" calcext:value-type="float">
            <text:p>0,0469561391909</text:p>
          </table:table-cell>
          <table:table-cell table:style-name="Gnumeric-default" office:value-type="string" calcext:value-type="string">
            <text:p>[34050113191, 36257647285, 33885068603, 33555006225, 3463980196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1.xmi</text:p>
          </table:table-cell>
          <table:table-cell table:style-name="ce2" office:value-type="float" office:value="25" calcext:value-type="float">
            <text:p>25</text:p>
          </table:table-cell>
          <table:table-cell table:style-name="Gnumeric-default" office:value-type="float" office:value="35048392777" calcext:value-type="float">
            <text:p>35048392777</text:p>
          </table:table-cell>
          <table:table-cell table:style-name="ce2" table:formula="of:=[.F64]-[.F140]" office:value-type="float" office:value="2356347987" calcext:value-type="float">
            <text:p>2356347987</text:p>
          </table:table-cell>
          <table:table-cell table:style-name="ce5" table:formula="of:=[.G64]/[.F140]" office:value-type="float" office:value="0.072077106284914" calcext:value-type="float">
            <text:p>0,0720771062849</text:p>
          </table:table-cell>
          <table:table-cell table:style-name="Gnumeric-default" office:value-type="string" calcext:value-type="string">
            <text:p>[34325470528, 36399921589, 35237131610, 33841493274, 3543794688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2.xmi</text:p>
          </table:table-cell>
          <table:table-cell table:style-name="ce2" office:value-type="float" office:value="26" calcext:value-type="float">
            <text:p>26</text:p>
          </table:table-cell>
          <table:table-cell table:style-name="Gnumeric-default" office:value-type="float" office:value="34360880492" calcext:value-type="float">
            <text:p>34360880492</text:p>
          </table:table-cell>
          <table:table-cell table:style-name="ce2" table:formula="of:=[.F65]-[.F141]" office:value-type="float" office:value="1663509798" calcext:value-type="float">
            <text:p>1663509798</text:p>
          </table:table-cell>
          <table:table-cell table:style-name="ce5" table:formula="of:=[.G65]/[.F141]" office:value-type="float" office:value="0.0508759500440583" calcext:value-type="float">
            <text:p>0,0508759500441</text:p>
          </table:table-cell>
          <table:table-cell table:style-name="Gnumeric-default" office:value-type="string" calcext:value-type="string">
            <text:p>[32836771945, 34303498853, 35518854828, 34792398319, 3435287851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false.xmi</text:p>
          </table:table-cell>
          <table:table-cell table:style-name="ce2" office:value-type="float" office:value="27" calcext:value-type="float">
            <text:p>27</text:p>
          </table:table-cell>
          <table:table-cell table:style-name="Gnumeric-default" office:value-type="float" office:value="27264606448" calcext:value-type="float">
            <text:p>27264606448</text:p>
          </table:table-cell>
          <table:table-cell table:style-name="ce2" table:formula="of:=[.F66]-[.F142]" office:value-type="float" office:value="1339235708" calcext:value-type="float">
            <text:p>1339235708</text:p>
          </table:table-cell>
          <table:table-cell table:style-name="ce5" table:formula="of:=[.G66]/[.F142]" office:value-type="float" office:value="0.0516573406579566" calcext:value-type="float">
            <text:p>0,051657340658</text:p>
          </table:table-cell>
          <table:table-cell table:style-name="Gnumeric-default" office:value-type="string" calcext:value-type="string">
            <text:p>[25971441656, 27287444785, 27302090422, 27525289504, 2823676587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true.xmi</text:p>
          </table:table-cell>
          <table:table-cell table:style-name="ce2" office:value-type="float" office:value="28" calcext:value-type="float">
            <text:p>28</text:p>
          </table:table-cell>
          <table:table-cell table:style-name="Gnumeric-default" office:value-type="float" office:value="27513242375" calcext:value-type="float">
            <text:p>27513242375</text:p>
          </table:table-cell>
          <table:table-cell table:style-name="ce2" table:formula="of:=[.F67]-[.F143]" office:value-type="float" office:value="2349061083" calcext:value-type="float">
            <text:p>2349061083</text:p>
          </table:table-cell>
          <table:table-cell table:style-name="ce5" table:formula="of:=[.G67]/[.F143]" office:value-type="float" office:value="0.0933493943531076" calcext:value-type="float">
            <text:p>0,0933493943531</text:p>
          </table:table-cell>
          <table:table-cell table:style-name="Gnumeric-default" office:value-type="string" calcext:value-type="string">
            <text:p>[28706485254, 26060350251, 28564683946, 26833658566, 2740103385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false.xmi</text:p>
          </table:table-cell>
          <table:table-cell table:style-name="ce2" office:value-type="float" office:value="29" calcext:value-type="float">
            <text:p>29</text:p>
          </table:table-cell>
          <table:table-cell table:style-name="Gnumeric-default" office:value-type="float" office:value="25036713033" calcext:value-type="float">
            <text:p>25036713033</text:p>
          </table:table-cell>
          <table:table-cell table:style-name="ce2" table:formula="of:=[.F68]-[.F144]" office:value-type="float" office:value="1823155903" calcext:value-type="float">
            <text:p>1823155903</text:p>
          </table:table-cell>
          <table:table-cell table:style-name="ce5" table:formula="of:=[.G68]/[.F144]" office:value-type="float" office:value="0.0785384115321063" calcext:value-type="float">
            <text:p>0,0785384115321</text:p>
          </table:table-cell>
          <table:table-cell table:style-name="Gnumeric-default" office:value-type="string" calcext:value-type="string">
            <text:p>[22978945018, 26554124941, 26943936143, 25152682206, 2355387686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true.xmi</text:p>
          </table:table-cell>
          <table:table-cell table:style-name="ce2" office:value-type="float" office:value="30" calcext:value-type="float">
            <text:p>30</text:p>
          </table:table-cell>
          <table:table-cell table:style-name="Gnumeric-default" office:value-type="float" office:value="24827471022" calcext:value-type="float">
            <text:p>24827471022</text:p>
          </table:table-cell>
          <table:table-cell table:style-name="ce2" table:formula="of:=[.F69]-[.F145]" office:value-type="float" office:value="1578766245" calcext:value-type="float">
            <text:p>1578766245</text:p>
          </table:table-cell>
          <table:table-cell table:style-name="ce5" table:formula="of:=[.G69]/[.F145]" office:value-type="float" office:value="0.0679077075537506" calcext:value-type="float">
            <text:p>0,0679077075538</text:p>
          </table:table-cell>
          <table:table-cell table:style-name="Gnumeric-default" office:value-type="string" calcext:value-type="string">
            <text:p>[23543479660, 25719354447, 23760380998, 26314501543, 2479963846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false.xmi</text:p>
          </table:table-cell>
          <table:table-cell table:style-name="ce2" office:value-type="float" office:value="31" calcext:value-type="float">
            <text:p>31</text:p>
          </table:table-cell>
          <table:table-cell table:style-name="Gnumeric-default" office:value-type="float" office:value="23474548998" calcext:value-type="float">
            <text:p>23474548998</text:p>
          </table:table-cell>
          <table:table-cell table:style-name="ce2" table:formula="of:=[.F70]-[.F146]" office:value-type="float" office:value="1258822078" calcext:value-type="float">
            <text:p>1258822078</text:p>
          </table:table-cell>
          <table:table-cell table:style-name="ce5" table:formula="of:=[.G70]/[.F146]" office:value-type="float" office:value="0.0566635556213436" calcext:value-type="float">
            <text:p>0,0566635556213</text:p>
          </table:table-cell>
          <table:table-cell table:style-name="Gnumeric-default" office:value-type="string" calcext:value-type="string">
            <text:p>[23164853036, 23252379776, 24300873559, 24734627318, 2192001130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true.xmi</text:p>
          </table:table-cell>
          <table:table-cell table:style-name="ce2" office:value-type="float" office:value="32" calcext:value-type="float">
            <text:p>32</text:p>
          </table:table-cell>
          <table:table-cell table:style-name="Gnumeric-default" office:value-type="float" office:value="23845006025" calcext:value-type="float">
            <text:p>23845006025</text:p>
          </table:table-cell>
          <table:table-cell table:style-name="ce2" table:formula="of:=[.F71]-[.F147]" office:value-type="float" office:value="2019105656" calcext:value-type="float">
            <text:p>2019105656</text:p>
          </table:table-cell>
          <table:table-cell table:style-name="ce5" table:formula="of:=[.G71]/[.F147]" office:value-type="float" office:value="0.0925096157255349" calcext:value-type="float">
            <text:p>0,0925096157255</text:p>
          </table:table-cell>
          <table:table-cell table:style-name="Gnumeric-default" office:value-type="string" calcext:value-type="string">
            <text:p>[25129766313, 24247889358, 24079176472, 23192714833, 2257548315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false.xmi</text:p>
          </table:table-cell>
          <table:table-cell table:style-name="ce2" office:value-type="float" office:value="33" calcext:value-type="float">
            <text:p>33</text:p>
          </table:table-cell>
          <table:table-cell table:style-name="Gnumeric-default" office:value-type="float" office:value="23125874881" calcext:value-type="float">
            <text:p>23125874881</text:p>
          </table:table-cell>
          <table:table-cell table:style-name="ce2" table:formula="of:=[.F72]-[.F148]" office:value-type="float" office:value="1313670586" calcext:value-type="float">
            <text:p>1313670586</text:p>
          </table:table-cell>
          <table:table-cell table:style-name="ce5" table:formula="of:=[.G72]/[.F148]" office:value-type="float" office:value="0.0602264020744172" calcext:value-type="float">
            <text:p>0,0602264020744</text:p>
          </table:table-cell>
          <table:table-cell table:style-name="Gnumeric-default" office:value-type="string" calcext:value-type="string">
            <text:p>[22489162872, 24819525959, 22603999333, 23622298172, 2209438807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true.xmi</text:p>
          </table:table-cell>
          <table:table-cell table:style-name="ce2" office:value-type="float" office:value="34" calcext:value-type="float">
            <text:p>34</text:p>
          </table:table-cell>
          <table:table-cell table:style-name="Gnumeric-default" office:value-type="float" office:value="23130872114" calcext:value-type="float">
            <text:p>23130872114</text:p>
          </table:table-cell>
          <table:table-cell table:style-name="ce2" table:formula="of:=[.F73]-[.F149]" office:value-type="float" office:value="1638914513" calcext:value-type="float">
            <text:p>1638914513</text:p>
          </table:table-cell>
          <table:table-cell table:style-name="ce5" table:formula="of:=[.G73]/[.F149]" office:value-type="float" office:value="0.0762571071200951" calcext:value-type="float">
            <text:p>0,0762571071201</text:p>
          </table:table-cell>
          <table:table-cell table:style-name="Gnumeric-default" office:value-type="string" calcext:value-type="string">
            <text:p>[23393222751, 24209165971, 22223781715, 22313494255, 2351469587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anonCompany/ExampleB/ExampleBV1.uml</text:p>
          </table:table-cell>
          <table:table-cell office:value-type="string" calcext:value-type="string">
            <text:p>anonCompany/ExampleB/ExampleBV1_parameter_false_false.xmi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21828913606" calcext:value-type="float">
            <text:p>21828913606</text:p>
          </table:table-cell>
          <table:table-cell table:style-name="ce2" table:formula="of:=[.F74]-[.F150]" office:value-type="float" office:value="7440393690" calcext:value-type="float">
            <text:p>7440393690</text:p>
          </table:table-cell>
          <table:table-cell table:style-name="ce6" table:formula="of:=[.G74]/[.F150]" office:value-type="float" office:value="0.517106257866474" calcext:value-type="float">
            <text:p>0,5171062578665</text:p>
          </table:table-cell>
          <table:table-cell office:value-type="string" calcext:value-type="string">
            <text:p>[25494136226, 22873329293, 23212436562, 19184590258, 18380075692]</text:p>
          </table:table-cell>
          <table:table-cell table:style-name="Gnumeric-default" table:number-columns-repeated="1015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anonCompany/ExampleB/ExampleBV1.uml</text:p>
          </table:table-cell>
          <table:table-cell office:value-type="string" calcext:value-type="string">
            <text:p>anonCompany/ExampleB/ExampleBV1_parameter_false_true.xmi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22956321319" calcext:value-type="float">
            <text:p>22956321319</text:p>
          </table:table-cell>
          <table:table-cell table:style-name="ce2" table:formula="of:=[.F75]-[.F151]" office:value-type="float" office:value="8298200801" calcext:value-type="float">
            <text:p>8298200801</text:p>
          </table:table-cell>
          <table:table-cell table:style-name="ce6" table:formula="of:=[.G75]/[.F151]" office:value-type="float" office:value="0.56611628965732" calcext:value-type="float">
            <text:p>0,5661162896573</text:p>
          </table:table-cell>
          <table:table-cell office:value-type="string" calcext:value-type="string">
            <text:p>[21536897525, 24706796467, 27153473028, 19889534874, 21494904704]</text:p>
          </table:table-cell>
          <table:table-cell table:style-name="Gnumeric-default" table:number-columns-repeated="1015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anonCompany/ExampleB/ExampleBV1.uml</text:p>
          </table:table-cell>
          <table:table-cell office:value-type="string" calcext:value-type="string">
            <text:p>anonCompany/ExampleB/ExampleBV1_parameter_true_false.xmi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19450681480" calcext:value-type="float">
            <text:p>19450681480</text:p>
          </table:table-cell>
          <table:table-cell table:style-name="ce2" table:formula="of:=[.F76]-[.F152]" office:value-type="float" office:value="5144179494" calcext:value-type="float">
            <text:p>5144179494</text:p>
          </table:table-cell>
          <table:table-cell table:style-name="ce6" table:formula="of:=[.G76]/[.F152]" office:value-type="float" office:value="0.359569341201222" calcext:value-type="float">
            <text:p>0,3595693412012</text:p>
          </table:table-cell>
          <table:table-cell office:value-type="string" calcext:value-type="string">
            <text:p>[19639611800, 18599716790, 20082559504, 20983104912, 17948414397]</text:p>
          </table:table-cell>
          <table:table-cell table:style-name="Gnumeric-default" table:number-columns-repeated="1015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anonCompany/ExampleB/ExampleBV1.uml</text:p>
          </table:table-cell>
          <table:table-cell office:value-type="string" calcext:value-type="string">
            <text:p>anonCompany/ExampleB/ExampleBV1_parameter_true_true.xmi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20394068559" calcext:value-type="float">
            <text:p>20394068559</text:p>
          </table:table-cell>
          <table:table-cell table:style-name="ce2" table:formula="of:=[.F77]-[.F153]" office:value-type="float" office:value="6524695160" calcext:value-type="float">
            <text:p>6524695160</text:p>
          </table:table-cell>
          <table:table-cell table:style-name="ce6" table:formula="of:=[.G77]/[.F153]" office:value-type="float" office:value="0.47043907264552" calcext:value-type="float">
            <text:p>0,4704390726455</text:p>
          </table:table-cell>
          <table:table-cell office:value-type="string" calcext:value-type="string">
            <text:p>[21523399681, 21730470762, 17886626688, 22254307652, 18575538013]</text:p>
          </table:table-cell>
          <table:table-cell table:style-name="Gnumeric-default" table:number-columns-repeated="1015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ce2" office:value-type="string" calcext:value-type="string">
            <text:p>ds_traces</text:p>
          </table:table-cell>
          <table:table-cell table:style-name="ce2" office:value-type="string" calcext:value-type="string">
            <text:p>IBM/2557-2.uml</text:p>
          </table:table-cell>
          <table:table-cell table:style-name="ce2" office:value-type="string" calcext:value-type="string">
            <text:p>IBM/2557-2_parameter_1.xm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175565123" calcext:value-type="float">
            <text:p>17175565123</text:p>
          </table:table-cell>
          <table:table-cell table:style-name="ce2" table:formula="of:=[.F78]-[.F116]" office:value-type="float" office:value="1590721253" calcext:value-type="float">
            <text:p>1590721253</text:p>
          </table:table-cell>
          <table:table-cell table:style-name="ce7" table:formula="of:=[.G78]/[.F116]" office:value-type="float" office:value="0.102068475389866" calcext:value-type="float">
            <text:p>0,1020684753899</text:p>
          </table:table-cell>
          <table:table-cell table:style-name="ce2" office:value-type="string" calcext:value-type="string">
            <text:p>[19526835845, 17119830357, 15813052756, 16866336088, 16551770573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2"/>
          <table:table-cell table:style-name="Gnumeric-default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2.xmi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6527287380" calcext:value-type="float">
            <text:p>16527287380</text:p>
          </table:table-cell>
          <table:table-cell table:style-name="ce2" table:formula="of:=[.F79]-[.F117]" office:value-type="float" office:value="807646268" calcext:value-type="float">
            <text:p>807646268</text:p>
          </table:table-cell>
          <table:table-cell table:style-name="ce7" table:formula="of:=[.G79]/[.F117]" office:value-type="float" office:value="0.0513781620232705" calcext:value-type="float">
            <text:p>0,0513781620233</text:p>
          </table:table-cell>
          <table:table-cell table:style-name="Gnumeric-default" office:value-type="string" calcext:value-type="string">
            <text:p>[17044978953, 16214895230, 15849024416, 16852801113, 1667473718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3.xmi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6687155558" calcext:value-type="float">
            <text:p>16687155558</text:p>
          </table:table-cell>
          <table:table-cell table:style-name="ce2" table:formula="of:=[.F80]-[.F118]" office:value-type="float" office:value="1184424162" calcext:value-type="float">
            <text:p>1184424162</text:p>
          </table:table-cell>
          <table:table-cell table:style-name="ce7" table:formula="of:=[.G80]/[.F118]" office:value-type="float" office:value="0.0764009987495238" calcext:value-type="float">
            <text:p>0,0764009987495</text:p>
          </table:table-cell>
          <table:table-cell table:style-name="Gnumeric-default" office:value-type="string" calcext:value-type="string">
            <text:p>[17496839735, 17350982849, 16447520821, 15387879125, 1675255526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1.xmi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6353930672" calcext:value-type="float">
            <text:p>36353930672</text:p>
          </table:table-cell>
          <table:table-cell table:style-name="ce2" table:formula="of:=[.F81]-[.F119]" office:value-type="float" office:value="1856196356" calcext:value-type="float">
            <text:p>1856196356</text:p>
          </table:table-cell>
          <table:table-cell table:style-name="ce7" table:formula="of:=[.G81]/[.F119]" office:value-type="float" office:value="0.0538063264966099" calcext:value-type="float">
            <text:p>0,0538063264966</text:p>
          </table:table-cell>
          <table:table-cell table:style-name="Gnumeric-default" office:value-type="string" calcext:value-type="string">
            <text:p>[36738974006, 37277747359, 35992185152, 36120893678, 3563985316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2.xmi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6227858601" calcext:value-type="float">
            <text:p>36227858601</text:p>
          </table:table-cell>
          <table:table-cell table:style-name="ce2" table:formula="of:=[.F82]-[.F120]" office:value-type="float" office:value="2240637521" calcext:value-type="float">
            <text:p>2240637521</text:p>
          </table:table-cell>
          <table:table-cell table:style-name="ce7" table:formula="of:=[.G82]/[.F120]" office:value-type="float" office:value="0.0659258818402931" calcext:value-type="float">
            <text:p>0,0659258818403</text:p>
          </table:table-cell>
          <table:table-cell table:style-name="Gnumeric-default" office:value-type="string" calcext:value-type="string">
            <text:p>[35617039775, 36974454848, 36228615766, 36550154192, 3576902842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1.xmi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6372525681" calcext:value-type="float">
            <text:p>36372525681</text:p>
          </table:table-cell>
          <table:table-cell table:style-name="ce2" table:formula="of:=[.F83]-[.F121]" office:value-type="float" office:value="2600523423" calcext:value-type="float">
            <text:p>2600523423</text:p>
          </table:table-cell>
          <table:table-cell table:style-name="ce7" table:formula="of:=[.G83]/[.F121]" office:value-type="float" office:value="0.0770023465927011" calcext:value-type="float">
            <text:p>0,0770023465927</text:p>
          </table:table-cell>
          <table:table-cell table:style-name="Gnumeric-default" office:value-type="string" calcext:value-type="string">
            <text:p>[35036796358, 35689892463, 36254252858, 37479904682, 3740178204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2.xmi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6034227844" calcext:value-type="float">
            <text:p>36034227844</text:p>
          </table:table-cell>
          <table:table-cell table:style-name="ce2" table:formula="of:=[.F84]-[.F122]" office:value-type="float" office:value="1722805553" calcext:value-type="float">
            <text:p>1722805553</text:p>
          </table:table-cell>
          <table:table-cell table:style-name="ce7" table:formula="of:=[.G84]/[.F122]" office:value-type="float" office:value="0.0502108463586454" calcext:value-type="float">
            <text:p>0,0502108463586</text:p>
          </table:table-cell>
          <table:table-cell table:style-name="Gnumeric-default" office:value-type="string" calcext:value-type="string">
            <text:p>[35602693141, 37194956637, 36090870180, 35442945019, 3583967424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1.xmi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5844826372" calcext:value-type="float">
            <text:p>15844826372</text:p>
          </table:table-cell>
          <table:table-cell table:style-name="ce2" table:formula="of:=[.F85]-[.F123]" office:value-type="float" office:value="1673479238" calcext:value-type="float">
            <text:p>1673479238</text:p>
          </table:table-cell>
          <table:table-cell table:style-name="ce7" table:formula="of:=[.G85]/[.F123]" office:value-type="float" office:value="0.118088931290447" calcext:value-type="float">
            <text:p>0,1180889312904</text:p>
          </table:table-cell>
          <table:table-cell table:style-name="Gnumeric-default" office:value-type="string" calcext:value-type="string">
            <text:p>[16016735606, 16162765342, 15375908822, 16476703362, 1519201872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2.xmi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15464929392" calcext:value-type="float">
            <text:p>15464929392</text:p>
          </table:table-cell>
          <table:table-cell table:style-name="ce2" table:formula="of:=[.F86]-[.F124]" office:value-type="float" office:value="398724441" calcext:value-type="float">
            <text:p>398724441</text:p>
          </table:table-cell>
          <table:table-cell table:style-name="ce7" table:formula="of:=[.G86]/[.F124]" office:value-type="float" office:value="0.0264648225811859" calcext:value-type="float">
            <text:p>0,0264648225812</text:p>
          </table:table-cell>
          <table:table-cell table:style-name="Gnumeric-default" office:value-type="string" calcext:value-type="string">
            <text:p>[14994540514, 16217633569, 15462137915, 14895633205, 1575470176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1.xmi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5824003987" calcext:value-type="float">
            <text:p>15824003987</text:p>
          </table:table-cell>
          <table:table-cell table:style-name="ce2" table:formula="of:=[.F87]-[.F125]" office:value-type="float" office:value="491647516" calcext:value-type="float">
            <text:p>491647516</text:p>
          </table:table-cell>
          <table:table-cell table:style-name="ce7" table:formula="of:=[.G87]/[.F125]" office:value-type="float" office:value="0.0320660113094758" calcext:value-type="float">
            <text:p>0,0320660113095</text:p>
          </table:table-cell>
          <table:table-cell table:style-name="Gnumeric-default" office:value-type="string" calcext:value-type="string">
            <text:p>[15958805150, 15658526461, 15641721952, 16064009304, 1579695707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2.xmi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6541429746" calcext:value-type="float">
            <text:p>16541429746</text:p>
          </table:table-cell>
          <table:table-cell table:style-name="ce2" table:formula="of:=[.F88]-[.F126]" office:value-type="float" office:value="1768721173" calcext:value-type="float">
            <text:p>1768721173</text:p>
          </table:table-cell>
          <table:table-cell table:style-name="ce7" table:formula="of:=[.G88]/[.F126]" office:value-type="float" office:value="0.11972896942086" calcext:value-type="float">
            <text:p>0,1197289694209</text:p>
          </table:table-cell>
          <table:table-cell table:style-name="Gnumeric-default" office:value-type="string" calcext:value-type="string">
            <text:p>[15792958906, 16388818562, 16343165506, 17731384749, 1645082101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1.xmi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20013231895" calcext:value-type="float">
            <text:p>20013231895</text:p>
          </table:table-cell>
          <table:table-cell table:style-name="ce2" table:formula="of:=[.F89]-[.F127]" office:value-type="float" office:value="2387554862" calcext:value-type="float">
            <text:p>2387554862</text:p>
          </table:table-cell>
          <table:table-cell table:style-name="ce7" table:formula="of:=[.G89]/[.F127]" office:value-type="float" office:value="0.135458902232797" calcext:value-type="float">
            <text:p>0,1354589022328</text:p>
          </table:table-cell>
          <table:table-cell table:style-name="Gnumeric-default" office:value-type="string" calcext:value-type="string">
            <text:p>[18494771294, 20120658900, 20794868599, 21052416617, 1960344406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2.xmi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9191416529" calcext:value-type="float">
            <text:p>19191416529</text:p>
          </table:table-cell>
          <table:table-cell table:style-name="ce2" table:formula="of:=[.F90]-[.F128]" office:value-type="float" office:value="1304049040" calcext:value-type="float">
            <text:p>1304049040</text:p>
          </table:table-cell>
          <table:table-cell table:style-name="ce7" table:formula="of:=[.G90]/[.F128]" office:value-type="float" office:value="0.0729033515301755" calcext:value-type="float">
            <text:p>0,0729033515302</text:p>
          </table:table-cell>
          <table:table-cell table:style-name="Gnumeric-default" office:value-type="string" calcext:value-type="string">
            <text:p>[19352850015, 18660479136, 19137680442, 19169439701, 1963663335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1.xmi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19559864478" calcext:value-type="float">
            <text:p>19559864478</text:p>
          </table:table-cell>
          <table:table-cell table:style-name="ce2" table:formula="of:=[.F91]-[.F129]" office:value-type="float" office:value="1595702324" calcext:value-type="float">
            <text:p>1595702324</text:p>
          </table:table-cell>
          <table:table-cell table:style-name="ce7" table:formula="of:=[.G91]/[.F129]" office:value-type="float" office:value="0.0888269828740492" calcext:value-type="float">
            <text:p>0,088826982874</text:p>
          </table:table-cell>
          <table:table-cell table:style-name="Gnumeric-default" office:value-type="string" calcext:value-type="string">
            <text:p>[19992482483, 19128911237, 20033990251, 19133680995, 1951025742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2.xmi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19529866535" calcext:value-type="float">
            <text:p>19529866535</text:p>
          </table:table-cell>
          <table:table-cell table:style-name="ce2" table:formula="of:=[.F92]-[.F130]" office:value-type="float" office:value="1426752494" calcext:value-type="float">
            <text:p>1426752494</text:p>
          </table:table-cell>
          <table:table-cell table:style-name="ce7" table:formula="of:=[.G92]/[.F130]" office:value-type="float" office:value="0.0788125452211529" calcext:value-type="float">
            <text:p>0,0788125452212</text:p>
          </table:table-cell>
          <table:table-cell table:style-name="Gnumeric-default" office:value-type="string" calcext:value-type="string">
            <text:p>[19837485099, 19387850688, 18474308867, 20073007912, 1987668011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1.xmi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20918664529" calcext:value-type="float">
            <text:p>20918664529</text:p>
          </table:table-cell>
          <table:table-cell table:style-name="ce2" table:formula="of:=[.F93]-[.F131]" office:value-type="float" office:value="1262678312" calcext:value-type="float">
            <text:p>1262678312</text:p>
          </table:table-cell>
          <table:table-cell table:style-name="ce7" table:formula="of:=[.G93]/[.F131]" office:value-type="float" office:value="0.0642388684068134" calcext:value-type="float">
            <text:p>0,0642388684068</text:p>
          </table:table-cell>
          <table:table-cell table:style-name="Gnumeric-default" office:value-type="string" calcext:value-type="string">
            <text:p>[20811610777, 20456916687, 20567018163, 22076985064, 2068079195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2.xmi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office:value-type="float" office:value="21046323879" calcext:value-type="float">
            <text:p>21046323879</text:p>
          </table:table-cell>
          <table:table-cell table:style-name="ce2" table:formula="of:=[.F94]-[.F132]" office:value-type="float" office:value="1881299885" calcext:value-type="float">
            <text:p>1881299885</text:p>
          </table:table-cell>
          <table:table-cell table:style-name="ce7" table:formula="of:=[.G94]/[.F132]" office:value-type="float" office:value="0.0981631896515746" calcext:value-type="float">
            <text:p>0,0981631896516</text:p>
          </table:table-cell>
          <table:table-cell table:style-name="Gnumeric-default" office:value-type="string" calcext:value-type="string">
            <text:p>[20932091573, 21433624116, 21105946679, 21079370189, 2068058683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3.xmi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20304607646" calcext:value-type="float">
            <text:p>20304607646</text:p>
          </table:table-cell>
          <table:table-cell table:style-name="ce2" table:formula="of:=[.F95]-[.F133]" office:value-type="float" office:value="1224571579" calcext:value-type="float">
            <text:p>1224571579</text:p>
          </table:table-cell>
          <table:table-cell table:style-name="ce7" table:formula="of:=[.G95]/[.F133]" office:value-type="float" office:value="0.064180779045694" calcext:value-type="float">
            <text:p>0,0641807790457</text:p>
          </table:table-cell>
          <table:table-cell table:style-name="Gnumeric-default" office:value-type="string" calcext:value-type="string">
            <text:p>[20462683446, 20294167035, 20605296996, 19897461851, 2026342890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false.xmi</text:p>
          </table:table-cell>
          <table:table-cell table:style-name="Gnumeric-default" office:value-type="float" office:value="19" calcext:value-type="float">
            <text:p>19</text:p>
          </table:table-cell>
          <table:table-cell table:style-name="Gnumeric-default" office:value-type="float" office:value="15571236126" calcext:value-type="float">
            <text:p>15571236126</text:p>
          </table:table-cell>
          <table:table-cell table:style-name="ce2" table:formula="of:=[.F96]-[.F134]" office:value-type="float" office:value="1105509566" calcext:value-type="float">
            <text:p>1105509566</text:p>
          </table:table-cell>
          <table:table-cell table:style-name="ce7" table:formula="of:=[.G96]/[.F134]" office:value-type="float" office:value="0.0764226782121616" calcext:value-type="float">
            <text:p>0,0764226782122</text:p>
          </table:table-cell>
          <table:table-cell table:style-name="Gnumeric-default" office:value-type="string" calcext:value-type="string">
            <text:p>[16245699188, 15892393544, 15337670379, 14179620541, 1620079697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true.xmi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6466301471" calcext:value-type="float">
            <text:p>16466301471</text:p>
          </table:table-cell>
          <table:table-cell table:style-name="ce2" table:formula="of:=[.F97]-[.F135]" office:value-type="float" office:value="1452906378" calcext:value-type="float">
            <text:p>1452906378</text:p>
          </table:table-cell>
          <table:table-cell table:style-name="ce7" table:formula="of:=[.G97]/[.F135]" office:value-type="float" office:value="0.0967740054131672" calcext:value-type="float">
            <text:p>0,0967740054132</text:p>
          </table:table-cell>
          <table:table-cell table:style-name="Gnumeric-default" office:value-type="string" calcext:value-type="string">
            <text:p>[15980778972, 16483032585, 16756481669, 16578883987, 1653233014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false.xmi</text:p>
          </table:table-cell>
          <table:table-cell table:style-name="Gnumeric-default" office:value-type="float" office:value="21" calcext:value-type="float">
            <text:p>21</text:p>
          </table:table-cell>
          <table:table-cell table:style-name="Gnumeric-default" office:value-type="float" office:value="14903363823" calcext:value-type="float">
            <text:p>14903363823</text:p>
          </table:table-cell>
          <table:table-cell table:style-name="ce2" table:formula="of:=[.F98]-[.F136]" office:value-type="float" office:value="1178386893" calcext:value-type="float">
            <text:p>1178386893</text:p>
          </table:table-cell>
          <table:table-cell table:style-name="ce7" table:formula="of:=[.G98]/[.F136]" office:value-type="float" office:value="0.0858571128396061" calcext:value-type="float">
            <text:p>0,0858571128396</text:p>
          </table:table-cell>
          <table:table-cell table:style-name="Gnumeric-default" office:value-type="string" calcext:value-type="string">
            <text:p>[15257232956, 14879132763, 14250246129, 15455060481, 1467514678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true.xmi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14672510203" calcext:value-type="float">
            <text:p>14672510203</text:p>
          </table:table-cell>
          <table:table-cell table:style-name="ce2" table:formula="of:=[.F99]-[.F137]" office:value-type="float" office:value="767316381" calcext:value-type="float">
            <text:p>767316381</text:p>
          </table:table-cell>
          <table:table-cell table:style-name="ce7" table:formula="of:=[.G99]/[.F137]" office:value-type="float" office:value="0.0551819982391037" calcext:value-type="float">
            <text:p>0,0551819982391</text:p>
          </table:table-cell>
          <table:table-cell table:style-name="Gnumeric-default" office:value-type="string" calcext:value-type="string">
            <text:p>[13898840905, 14588330247, 15091920115, 15226446058, 1455701369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1.xmi</text:p>
          </table:table-cell>
          <table:table-cell table:style-name="Gnumeric-default" office:value-type="float" office:value="23" calcext:value-type="float">
            <text:p>23</text:p>
          </table:table-cell>
          <table:table-cell table:style-name="Gnumeric-default" office:value-type="float" office:value="34540467909" calcext:value-type="float">
            <text:p>34540467909</text:p>
          </table:table-cell>
          <table:table-cell table:style-name="ce2" table:formula="of:=[.F100]-[.F138]" office:value-type="float" office:value="1669930154" calcext:value-type="float">
            <text:p>1669930154</text:p>
          </table:table-cell>
          <table:table-cell table:style-name="ce7" table:formula="of:=[.G100]/[.F138]" office:value-type="float" office:value="0.0508032502068204" calcext:value-type="float">
            <text:p>0,0508032502068</text:p>
          </table:table-cell>
          <table:table-cell table:style-name="Gnumeric-default" office:value-type="string" calcext:value-type="string">
            <text:p>[34222494876, 35267351862, 34093722464, 34335709894, 3478306045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2.xmi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34010064558" calcext:value-type="float">
            <text:p>34010064558</text:p>
          </table:table-cell>
          <table:table-cell table:style-name="ce2" table:formula="of:=[.F101]-[.F139]" office:value-type="float" office:value="1078859360" calcext:value-type="float">
            <text:p>1078859360</text:p>
          </table:table-cell>
          <table:table-cell table:style-name="ce7" table:formula="of:=[.G101]/[.F139]" office:value-type="float" office:value="0.0327610044489207" calcext:value-type="float">
            <text:p>0,0327610044489</text:p>
          </table:table-cell>
          <table:table-cell table:style-name="Gnumeric-default" office:value-type="string" calcext:value-type="string">
            <text:p>[34636788795, 33777682679, 34779157614, 33553179010, 3330351469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1.xmi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34770439577" calcext:value-type="float">
            <text:p>34770439577</text:p>
          </table:table-cell>
          <table:table-cell table:style-name="ce2" table:formula="of:=[.F102]-[.F140]" office:value-type="float" office:value="2078394787" calcext:value-type="float">
            <text:p>2078394787</text:p>
          </table:table-cell>
          <table:table-cell table:style-name="ce7" table:formula="of:=[.G102]/[.F140]" office:value-type="float" office:value="0.0635749400305407" calcext:value-type="float">
            <text:p>0,0635749400305</text:p>
          </table:table-cell>
          <table:table-cell table:style-name="Gnumeric-default" office:value-type="string" calcext:value-type="string">
            <text:p>[34900901043, 34744130555, 35743584205, 34709063123, 3375451896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2.xmi</text:p>
          </table:table-cell>
          <table:table-cell table:style-name="Gnumeric-default" office:value-type="float" office:value="26" calcext:value-type="float">
            <text:p>26</text:p>
          </table:table-cell>
          <table:table-cell table:style-name="Gnumeric-default" office:value-type="float" office:value="34256749588" calcext:value-type="float">
            <text:p>34256749588</text:p>
          </table:table-cell>
          <table:table-cell table:style-name="ce2" table:formula="of:=[.F103]-[.F141]" office:value-type="float" office:value="1559378894" calcext:value-type="float">
            <text:p>1559378894</text:p>
          </table:table-cell>
          <table:table-cell table:style-name="ce7" table:formula="of:=[.G103]/[.F141]" office:value-type="float" office:value="0.0476912626581974" calcext:value-type="float">
            <text:p>0,0476912626582</text:p>
          </table:table-cell>
          <table:table-cell table:style-name="Gnumeric-default" office:value-type="string" calcext:value-type="string">
            <text:p>[34536544807, 33839981149, 34789379859, 34713401248, 3340444087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false.xmi</text:p>
          </table:table-cell>
          <table:table-cell table:style-name="Gnumeric-default" office:value-type="float" office:value="27" calcext:value-type="float">
            <text:p>27</text:p>
          </table:table-cell>
          <table:table-cell table:style-name="Gnumeric-default" office:value-type="float" office:value="27256188236" calcext:value-type="float">
            <text:p>27256188236</text:p>
          </table:table-cell>
          <table:table-cell table:style-name="ce2" table:formula="of:=[.F104]-[.F142]" office:value-type="float" office:value="1330817496" calcext:value-type="float">
            <text:p>1330817496</text:p>
          </table:table-cell>
          <table:table-cell table:style-name="ce7" table:formula="of:=[.G104]/[.F142]" office:value-type="float" office:value="0.05133263124167" calcext:value-type="float">
            <text:p>0,0513326312417</text:p>
          </table:table-cell>
          <table:table-cell table:style-name="Gnumeric-default" office:value-type="string" calcext:value-type="string">
            <text:p>[26296929759, 26135862591, 28538876697, 28310365311, 2699890682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true.xmi</text:p>
          </table:table-cell>
          <table:table-cell table:style-name="Gnumeric-default" office:value-type="float" office:value="28" calcext:value-type="float">
            <text:p>28</text:p>
          </table:table-cell>
          <table:table-cell table:style-name="Gnumeric-default" office:value-type="float" office:value="26648754500" calcext:value-type="float">
            <text:p>26648754500</text:p>
          </table:table-cell>
          <table:table-cell table:style-name="ce2" table:formula="of:=[.F105]-[.F143]" office:value-type="float" office:value="1484573208" calcext:value-type="float">
            <text:p>1484573208</text:p>
          </table:table-cell>
          <table:table-cell table:style-name="ce7" table:formula="of:=[.G105]/[.F143]" office:value-type="float" office:value="0.0589954900886032" calcext:value-type="float">
            <text:p>0,0589954900886</text:p>
          </table:table-cell>
          <table:table-cell table:style-name="Gnumeric-default" office:value-type="string" calcext:value-type="string">
            <text:p>[25508003832, 27007431248, 27536810078, 27391633802, 2579989354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false.xmi</text:p>
          </table:table-cell>
          <table:table-cell table:style-name="Gnumeric-default" office:value-type="float" office:value="29" calcext:value-type="float">
            <text:p>29</text:p>
          </table:table-cell>
          <table:table-cell table:style-name="Gnumeric-default" office:value-type="float" office:value="24588875393" calcext:value-type="float">
            <text:p>24588875393</text:p>
          </table:table-cell>
          <table:table-cell table:style-name="ce2" table:formula="of:=[.F106]-[.F144]" office:value-type="float" office:value="1375318263" calcext:value-type="float">
            <text:p>1375318263</text:p>
          </table:table-cell>
          <table:table-cell table:style-name="ce7" table:formula="of:=[.G106]/[.F144]" office:value-type="float" office:value="0.0592463384778979" calcext:value-type="float">
            <text:p>0,0592463384779</text:p>
          </table:table-cell>
          <table:table-cell table:style-name="Gnumeric-default" office:value-type="string" calcext:value-type="string">
            <text:p>[24547843180, 25006683633, 24052010458, 24409484550, 2492835514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true.xmi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Gnumeric-default" office:value-type="float" office:value="24718516395" calcext:value-type="float">
            <text:p>24718516395</text:p>
          </table:table-cell>
          <table:table-cell table:style-name="ce2" table:formula="of:=[.F107]-[.F145]" office:value-type="float" office:value="1469811618" calcext:value-type="float">
            <text:p>1469811618</text:p>
          </table:table-cell>
          <table:table-cell table:style-name="ce7" table:formula="of:=[.G107]/[.F145]" office:value-type="float" office:value="0.0632212259606861" calcext:value-type="float">
            <text:p>0,0632212259607</text:p>
          </table:table-cell>
          <table:table-cell table:style-name="Gnumeric-default" office:value-type="string" calcext:value-type="string">
            <text:p>[24458164993, 24109265178, 24459225227, 26336480756, 2422944582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false.xmi</text:p>
          </table:table-cell>
          <table:table-cell table:style-name="Gnumeric-default" office:value-type="float" office:value="31" calcext:value-type="float">
            <text:p>31</text:p>
          </table:table-cell>
          <table:table-cell table:style-name="Gnumeric-default" office:value-type="float" office:value="23746198362" calcext:value-type="float">
            <text:p>23746198362</text:p>
          </table:table-cell>
          <table:table-cell table:style-name="ce2" table:formula="of:=[.F108]-[.F146]" office:value-type="float" office:value="1530471442" calcext:value-type="float">
            <text:p>1530471442</text:p>
          </table:table-cell>
          <table:table-cell table:style-name="ce7" table:formula="of:=[.G108]/[.F146]" office:value-type="float" office:value="0.0688913510465495" calcext:value-type="float">
            <text:p>0,0688913510465</text:p>
          </table:table-cell>
          <table:table-cell table:style-name="Gnumeric-default" office:value-type="string" calcext:value-type="string">
            <text:p>[23835830833, 24474699945, 23731726469, 23521379059, 2316735550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true.xmi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3573678365" calcext:value-type="float">
            <text:p>23573678365</text:p>
          </table:table-cell>
          <table:table-cell table:style-name="ce2" table:formula="of:=[.F109]-[.F147]" office:value-type="float" office:value="1747777996" calcext:value-type="float">
            <text:p>1747777996</text:p>
          </table:table-cell>
          <table:table-cell table:style-name="ce7" table:formula="of:=[.G109]/[.F147]" office:value-type="float" office:value="0.0800781624790344" calcext:value-type="float">
            <text:p>0,080078162479</text:p>
          </table:table-cell>
          <table:table-cell table:style-name="Gnumeric-default" office:value-type="string" calcext:value-type="string">
            <text:p>[25136232991, 22612881348, 22614079322, 25137471352, 2236772681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false.xmi</text:p>
          </table:table-cell>
          <table:table-cell table:style-name="Gnumeric-default" office:value-type="float" office:value="33" calcext:value-type="float">
            <text:p>33</text:p>
          </table:table-cell>
          <table:table-cell table:style-name="Gnumeric-default" office:value-type="float" office:value="24023354499" calcext:value-type="float">
            <text:p>24023354499</text:p>
          </table:table-cell>
          <table:table-cell table:style-name="ce2" table:formula="of:=[.F110]-[.F148]" office:value-type="float" office:value="2211150204" calcext:value-type="float">
            <text:p>2211150204</text:p>
          </table:table-cell>
          <table:table-cell table:style-name="ce7" table:formula="of:=[.G110]/[.F148]" office:value-type="float" office:value="0.101372157260917" calcext:value-type="float">
            <text:p>0,1013721572609</text:p>
          </table:table-cell>
          <table:table-cell table:style-name="Gnumeric-default" office:value-type="string" calcext:value-type="string">
            <text:p>[23652582799, 22905691276, 23910035217, 25248714349, 2439974885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true.xmi</text:p>
          </table:table-cell>
          <table:table-cell table:style-name="Gnumeric-default" office:value-type="float" office:value="34" calcext:value-type="float">
            <text:p>34</text:p>
          </table:table-cell>
          <table:table-cell table:style-name="Gnumeric-default" office:value-type="float" office:value="23254927138" calcext:value-type="float">
            <text:p>23254927138</text:p>
          </table:table-cell>
          <table:table-cell table:style-name="ce2" table:formula="of:=[.F111]-[.F149]" office:value-type="float" office:value="1762969537" calcext:value-type="float">
            <text:p>1762969537</text:p>
          </table:table-cell>
          <table:table-cell table:style-name="ce7" table:formula="of:=[.G111]/[.F149]" office:value-type="float" office:value="0.082029267399912" calcext:value-type="float">
            <text:p>0,0820292673999</text:p>
          </table:table-cell>
          <table:table-cell table:style-name="Gnumeric-default" office:value-type="string" calcext:value-type="string">
            <text:p>[23587677307, 24648398231, 23080757544, 22674523657, 2228327895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false.xmi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Gnumeric-default" office:value-type="float" office:value="16452782988" calcext:value-type="float">
            <text:p>16452782988</text:p>
          </table:table-cell>
          <table:table-cell table:style-name="ce2" table:formula="of:=[.F112]-[.F150]" office:value-type="float" office:value="2064263072" calcext:value-type="float">
            <text:p>2064263072</text:p>
          </table:table-cell>
          <table:table-cell table:style-name="ce7" table:formula="of:=[.G112]/[.F150]" office:value-type="float" office:value="0.143465977324363" calcext:value-type="float">
            <text:p>0,1434659773244</text:p>
          </table:table-cell>
          <table:table-cell table:style-name="Gnumeric-default" office:value-type="string" calcext:value-type="string">
            <text:p>[15636926031, 17197152895, 16712240178, 15989572320, 1672802351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true.xmi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6246231905" calcext:value-type="float">
            <text:p>16246231905</text:p>
          </table:table-cell>
          <table:table-cell table:style-name="ce2" table:formula="of:=[.F113]-[.F151]" office:value-type="float" office:value="1588111387" calcext:value-type="float">
            <text:p>1588111387</text:p>
          </table:table-cell>
          <table:table-cell table:style-name="ce7" table:formula="of:=[.G113]/[.F151]" office:value-type="float" office:value="0.108343452699125" calcext:value-type="float">
            <text:p>0,1083434526991</text:p>
          </table:table-cell>
          <table:table-cell table:style-name="Gnumeric-default" office:value-type="string" calcext:value-type="string">
            <text:p>[16241129385, 16067403599, 16463975406, 16999579209, 1545907192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false.xmi</text:p>
          </table:table-cell>
          <table:table-cell table:style-name="Gnumeric-default" office:value-type="float" office:value="37" calcext:value-type="float">
            <text:p>37</text:p>
          </table:table-cell>
          <table:table-cell table:style-name="Gnumeric-default" office:value-type="float" office:value="14589993202" calcext:value-type="float">
            <text:p>14589993202</text:p>
          </table:table-cell>
          <table:table-cell table:style-name="ce2" table:formula="of:=[.F114]-[.F152]" office:value-type="float" office:value="283491216" calcext:value-type="float">
            <text:p>283491216</text:p>
          </table:table-cell>
          <table:table-cell table:style-name="ce7" table:formula="of:=[.G114]/[.F152]" office:value-type="float" office:value="0.019815550738917" calcext:value-type="float">
            <text:p>0,0198155507389</text:p>
          </table:table-cell>
          <table:table-cell table:style-name="Gnumeric-default" office:value-type="string" calcext:value-type="string">
            <text:p>[14416574116, 14713651388, 14423187944, 14264542455, 1513201011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true.xmi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14939918081" calcext:value-type="float">
            <text:p>14939918081</text:p>
          </table:table-cell>
          <table:table-cell table:style-name="ce2" table:formula="of:=[.F115]-[.F153]" office:value-type="float" office:value="1070544682" calcext:value-type="float">
            <text:p>1070544682</text:p>
          </table:table-cell>
          <table:table-cell table:style-name="ce7" table:formula="of:=[.G115]/[.F153]" office:value-type="float" office:value="0.0771876746845094" calcext:value-type="float">
            <text:p>0,0771876746845</text:p>
          </table:table-cell>
          <table:table-cell table:style-name="Gnumeric-default" office:value-type="string" calcext:value-type="string">
            <text:p>[14706410819, 14161780541, 15265686843, 14360643527, 1620506867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ce2" office:value-type="string" calcext:value-type="string">
            <text:p>no_trace</text:p>
          </table:table-cell>
          <table:table-cell table:style-name="ce2" office:value-type="string" calcext:value-type="string">
            <text:p>IBM/2557-2.uml</text:p>
          </table:table-cell>
          <table:table-cell table:style-name="ce2" office:value-type="string" calcext:value-type="string">
            <text:p>IBM/2557-2_parameter_1.xm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584843870" calcext:value-type="float">
            <text:p>15584843870</text:p>
          </table:table-cell>
          <table:table-cell table:style-name="ce2"/>
          <table:table-cell table:style-name="ce8"/>
          <table:table-cell table:style-name="ce2" office:value-type="string" calcext:value-type="string">
            <text:p>[15177971877, 14799921364, 15793451635, 16074524391, 16078350084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2.xmi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5719641112" calcext:value-type="float">
            <text:p>15719641112</text:p>
          </table:table-cell>
          <table:table-cell table:style-name="Gnumeric-default"/>
          <table:table-cell/>
          <table:table-cell table:style-name="Gnumeric-default" office:value-type="string" calcext:value-type="string">
            <text:p>[15616929845, 16494901067, 14426308081, 16436759754, 1562330681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3.xmi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5502731396" calcext:value-type="float">
            <text:p>15502731396</text:p>
          </table:table-cell>
          <table:table-cell table:style-name="Gnumeric-default"/>
          <table:table-cell/>
          <table:table-cell table:style-name="Gnumeric-default" office:value-type="string" calcext:value-type="string">
            <text:p>[15025981978, 15523276559, 15716810018, 15283091522, 1596449690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1.xmi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4497734316" calcext:value-type="float">
            <text:p>34497734316</text:p>
          </table:table-cell>
          <table:table-cell table:style-name="Gnumeric-default"/>
          <table:table-cell/>
          <table:table-cell table:style-name="Gnumeric-default" office:value-type="string" calcext:value-type="string">
            <text:p>[35736452354, 34468386803, 33306810615, 34395954005, 3458106780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2.xmi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3987221080" calcext:value-type="float">
            <text:p>33987221080</text:p>
          </table:table-cell>
          <table:table-cell table:style-name="Gnumeric-default"/>
          <table:table-cell/>
          <table:table-cell table:style-name="Gnumeric-default" office:value-type="string" calcext:value-type="string">
            <text:p>[33568342354, 34677895278, 32945225134, 34551022595, 3419362004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1.xmi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3772002258" calcext:value-type="float">
            <text:p>33772002258</text:p>
          </table:table-cell>
          <table:table-cell table:style-name="Gnumeric-default"/>
          <table:table-cell/>
          <table:table-cell table:style-name="Gnumeric-default" office:value-type="string" calcext:value-type="string">
            <text:p>[32153273961, 33454726204, 33891775881, 34335439400, 3502479584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2.xmi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4311422291" calcext:value-type="float">
            <text:p>34311422291</text:p>
          </table:table-cell>
          <table:table-cell table:style-name="Gnumeric-default"/>
          <table:table-cell/>
          <table:table-cell table:style-name="Gnumeric-default" office:value-type="string" calcext:value-type="string">
            <text:p>[33967226375, 34162008633, 33777450304, 35130389705, 3452003643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1.xmi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171347134" calcext:value-type="float">
            <text:p>14171347134</text:p>
          </table:table-cell>
          <table:table-cell table:style-name="Gnumeric-default"/>
          <table:table-cell/>
          <table:table-cell table:style-name="Gnumeric-default" office:value-type="string" calcext:value-type="string">
            <text:p>[14305844274, 14082910724, 14304709550, 13869616041, 1429365508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2.xmi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15066204951" calcext:value-type="float">
            <text:p>15066204951</text:p>
          </table:table-cell>
          <table:table-cell table:style-name="Gnumeric-default"/>
          <table:table-cell/>
          <table:table-cell table:style-name="Gnumeric-default" office:value-type="string" calcext:value-type="string">
            <text:p>[15041162319, 16328850794, 13850073686, 15183822883, 1492711507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1.xmi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5332356471" calcext:value-type="float">
            <text:p>15332356471</text:p>
          </table:table-cell>
          <table:table-cell table:style-name="Gnumeric-default"/>
          <table:table-cell/>
          <table:table-cell table:style-name="Gnumeric-default" office:value-type="string" calcext:value-type="string">
            <text:p>[14893975906, 16463434380, 15230130107, 15568583061, 1450565890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2.xmi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4772708573" calcext:value-type="float">
            <text:p>14772708573</text:p>
          </table:table-cell>
          <table:table-cell table:style-name="Gnumeric-default"/>
          <table:table-cell/>
          <table:table-cell table:style-name="Gnumeric-default" office:value-type="string" calcext:value-type="string">
            <text:p>[13839255447, 14723224071, 15505756353, 14608985688, 1518632130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1.xmi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17625677033" calcext:value-type="float">
            <text:p>17625677033</text:p>
          </table:table-cell>
          <table:table-cell table:style-name="Gnumeric-default"/>
          <table:table-cell/>
          <table:table-cell table:style-name="Gnumeric-default" office:value-type="string" calcext:value-type="string">
            <text:p>[17067063207, 17837045314, 17707671905, 17612040684, 1790456405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2.xmi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7887367489" calcext:value-type="float">
            <text:p>17887367489</text:p>
          </table:table-cell>
          <table:table-cell table:style-name="Gnumeric-default"/>
          <table:table-cell/>
          <table:table-cell table:style-name="Gnumeric-default" office:value-type="string" calcext:value-type="string">
            <text:p>[17361262447, 18602680888, 17808053769, 18563850365, 1710098998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1.xmi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17964162154" calcext:value-type="float">
            <text:p>17964162154</text:p>
          </table:table-cell>
          <table:table-cell table:style-name="Gnumeric-default"/>
          <table:table-cell/>
          <table:table-cell table:style-name="Gnumeric-default" office:value-type="string" calcext:value-type="string">
            <text:p>[17661649934, 17810007644, 18764681146, 18301049303, 1728342274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2.xmi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18103114041" calcext:value-type="float">
            <text:p>18103114041</text:p>
          </table:table-cell>
          <table:table-cell table:style-name="Gnumeric-default"/>
          <table:table-cell/>
          <table:table-cell table:style-name="Gnumeric-default" office:value-type="string" calcext:value-type="string">
            <text:p>[17039303710, 18651523162, 17837663155, 17380923608, 1960615657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1.xmi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9655986217" calcext:value-type="float">
            <text:p>19655986217</text:p>
          </table:table-cell>
          <table:table-cell table:style-name="Gnumeric-default"/>
          <table:table-cell/>
          <table:table-cell table:style-name="Gnumeric-default" office:value-type="string" calcext:value-type="string">
            <text:p>[19950862726, 19742464484, 19098196649, 20287718597, 1920068863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2.xmi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office:value-type="float" office:value="19165023994" calcext:value-type="float">
            <text:p>19165023994</text:p>
          </table:table-cell>
          <table:table-cell table:style-name="Gnumeric-default"/>
          <table:table-cell/>
          <table:table-cell table:style-name="Gnumeric-default" office:value-type="string" calcext:value-type="string">
            <text:p>[18968540690, 18481922576, 20794960284, 18344016213, 1923568020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3.xmi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19080036067" calcext:value-type="float">
            <text:p>19080036067</text:p>
          </table:table-cell>
          <table:table-cell table:style-name="Gnumeric-default"/>
          <table:table-cell/>
          <table:table-cell table:style-name="Gnumeric-default" office:value-type="string" calcext:value-type="string">
            <text:p>[18766240335, 18504075900, 18672494756, 19676644054, 1978072529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false.xmi</text:p>
          </table:table-cell>
          <table:table-cell table:style-name="Gnumeric-default" office:value-type="float" office:value="19" calcext:value-type="float">
            <text:p>19</text:p>
          </table:table-cell>
          <table:table-cell table:style-name="Gnumeric-default" office:value-type="float" office:value="14465726560" calcext:value-type="float">
            <text:p>14465726560</text:p>
          </table:table-cell>
          <table:table-cell table:style-name="Gnumeric-default"/>
          <table:table-cell/>
          <table:table-cell table:style-name="Gnumeric-default" office:value-type="string" calcext:value-type="string">
            <text:p>[14281122129, 14184972046, 14675956006, 14840759615, 1434582300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true.xmi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5013395093" calcext:value-type="float">
            <text:p>15013395093</text:p>
          </table:table-cell>
          <table:table-cell table:style-name="Gnumeric-default"/>
          <table:table-cell/>
          <table:table-cell table:style-name="Gnumeric-default" office:value-type="string" calcext:value-type="string">
            <text:p>[14699972691, 14706423808, 14782001166, 15782714984, 1509586282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false.xmi</text:p>
          </table:table-cell>
          <table:table-cell table:style-name="Gnumeric-default" office:value-type="float" office:value="21" calcext:value-type="float">
            <text:p>21</text:p>
          </table:table-cell>
          <table:table-cell table:style-name="Gnumeric-default" office:value-type="float" office:value="13724976930" calcext:value-type="float">
            <text:p>13724976930</text:p>
          </table:table-cell>
          <table:table-cell table:style-name="Gnumeric-default"/>
          <table:table-cell/>
          <table:table-cell table:style-name="Gnumeric-default" office:value-type="string" calcext:value-type="string">
            <text:p>[13536176796, 13252499216, 13891509372, 14352484602, 1359221466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true.xmi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13905193822" calcext:value-type="float">
            <text:p>13905193822</text:p>
          </table:table-cell>
          <table:table-cell table:style-name="Gnumeric-default"/>
          <table:table-cell/>
          <table:table-cell table:style-name="Gnumeric-default" office:value-type="string" calcext:value-type="string">
            <text:p>[14350310057, 15158187793, 13335139263, 12945719461, 1373661254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1.xmi</text:p>
          </table:table-cell>
          <table:table-cell table:style-name="Gnumeric-default" office:value-type="float" office:value="23" calcext:value-type="float">
            <text:p>23</text:p>
          </table:table-cell>
          <table:table-cell table:style-name="Gnumeric-default" office:value-type="float" office:value="32870537755" calcext:value-type="float">
            <text:p>32870537755</text:p>
          </table:table-cell>
          <table:table-cell table:style-name="Gnumeric-default"/>
          <table:table-cell/>
          <table:table-cell table:style-name="Gnumeric-default" office:value-type="string" calcext:value-type="string">
            <text:p>[32046783076, 33586180112, 33177038519, 33271745507, 3227094156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2.xmi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32931205198" calcext:value-type="float">
            <text:p>32931205198</text:p>
          </table:table-cell>
          <table:table-cell table:style-name="Gnumeric-default"/>
          <table:table-cell/>
          <table:table-cell table:style-name="Gnumeric-default" office:value-type="string" calcext:value-type="string">
            <text:p>[33647352809, 32701963350, 31427354092, 32142331534, 3473702420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1.xmi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32692044790" calcext:value-type="float">
            <text:p>32692044790</text:p>
          </table:table-cell>
          <table:table-cell table:style-name="Gnumeric-default"/>
          <table:table-cell/>
          <table:table-cell table:style-name="Gnumeric-default" office:value-type="string" calcext:value-type="string">
            <text:p>[32310120557, 32571199844, 32931729077, 33094396975, 3255277749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2.xmi</text:p>
          </table:table-cell>
          <table:table-cell table:style-name="Gnumeric-default" office:value-type="float" office:value="26" calcext:value-type="float">
            <text:p>26</text:p>
          </table:table-cell>
          <table:table-cell table:style-name="Gnumeric-default" office:value-type="float" office:value="32697370694" calcext:value-type="float">
            <text:p>32697370694</text:p>
          </table:table-cell>
          <table:table-cell table:style-name="Gnumeric-default"/>
          <table:table-cell/>
          <table:table-cell table:style-name="Gnumeric-default" office:value-type="string" calcext:value-type="string">
            <text:p>[32660233336, 33432405366, 32480323592, 31534603730, 3337928744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false.xmi</text:p>
          </table:table-cell>
          <table:table-cell table:style-name="Gnumeric-default" office:value-type="float" office:value="27" calcext:value-type="float">
            <text:p>27</text:p>
          </table:table-cell>
          <table:table-cell table:style-name="Gnumeric-default" office:value-type="float" office:value="25925370740" calcext:value-type="float">
            <text:p>25925370740</text:p>
          </table:table-cell>
          <table:table-cell table:style-name="Gnumeric-default"/>
          <table:table-cell/>
          <table:table-cell table:style-name="Gnumeric-default" office:value-type="string" calcext:value-type="string">
            <text:p>[26064234424, 26109895894, 25629719974, 24829108756, 2699389465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true.xmi</text:p>
          </table:table-cell>
          <table:table-cell table:style-name="Gnumeric-default" office:value-type="float" office:value="28" calcext:value-type="float">
            <text:p>28</text:p>
          </table:table-cell>
          <table:table-cell table:style-name="Gnumeric-default" office:value-type="float" office:value="25164181292" calcext:value-type="float">
            <text:p>25164181292</text:p>
          </table:table-cell>
          <table:table-cell table:style-name="Gnumeric-default"/>
          <table:table-cell/>
          <table:table-cell table:style-name="Gnumeric-default" office:value-type="string" calcext:value-type="string">
            <text:p>[25177456585, 25208828737, 24718160009, 24513724946, 2620273618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false.xmi</text:p>
          </table:table-cell>
          <table:table-cell table:style-name="Gnumeric-default" office:value-type="float" office:value="29" calcext:value-type="float">
            <text:p>29</text:p>
          </table:table-cell>
          <table:table-cell table:style-name="Gnumeric-default" office:value-type="float" office:value="23213557130" calcext:value-type="float">
            <text:p>23213557130</text:p>
          </table:table-cell>
          <table:table-cell table:style-name="Gnumeric-default"/>
          <table:table-cell/>
          <table:table-cell table:style-name="Gnumeric-default" office:value-type="string" calcext:value-type="string">
            <text:p>[23662854269, 22914027922, 23291928658, 22963262014, 2323571279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true.xmi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Gnumeric-default" office:value-type="float" office:value="23248704777" calcext:value-type="float">
            <text:p>23248704777</text:p>
          </table:table-cell>
          <table:table-cell table:style-name="Gnumeric-default"/>
          <table:table-cell/>
          <table:table-cell table:style-name="Gnumeric-default" office:value-type="string" calcext:value-type="string">
            <text:p>[22801286740, 23578522047, 23915411935, 22572201730, 2337610143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false.xmi</text:p>
          </table:table-cell>
          <table:table-cell table:style-name="Gnumeric-default" office:value-type="float" office:value="31" calcext:value-type="float">
            <text:p>31</text:p>
          </table:table-cell>
          <table:table-cell table:style-name="Gnumeric-default" office:value-type="float" office:value="22215726920" calcext:value-type="float">
            <text:p>22215726920</text:p>
          </table:table-cell>
          <table:table-cell table:style-name="Gnumeric-default"/>
          <table:table-cell/>
          <table:table-cell table:style-name="Gnumeric-default" office:value-type="string" calcext:value-type="string">
            <text:p>[21230504722, 23201895409, 22192835066, 22273562655, 2217983674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true.xmi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1825900369" calcext:value-type="float">
            <text:p>21825900369</text:p>
          </table:table-cell>
          <table:table-cell table:style-name="Gnumeric-default"/>
          <table:table-cell/>
          <table:table-cell table:style-name="Gnumeric-default" office:value-type="string" calcext:value-type="string">
            <text:p>[20793632288, 21056765653, 22064655606, 23291963438, 2192248486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false.xmi</text:p>
          </table:table-cell>
          <table:table-cell table:style-name="Gnumeric-default" office:value-type="float" office:value="33" calcext:value-type="float">
            <text:p>33</text:p>
          </table:table-cell>
          <table:table-cell table:style-name="Gnumeric-default" office:value-type="float" office:value="21812204295" calcext:value-type="float">
            <text:p>21812204295</text:p>
          </table:table-cell>
          <table:table-cell table:style-name="Gnumeric-default"/>
          <table:table-cell/>
          <table:table-cell table:style-name="Gnumeric-default" office:value-type="string" calcext:value-type="string">
            <text:p>[20409261156, 22569940591, 22946272277, 21622299011, 2151324844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true.xmi</text:p>
          </table:table-cell>
          <table:table-cell table:style-name="Gnumeric-default" office:value-type="float" office:value="34" calcext:value-type="float">
            <text:p>34</text:p>
          </table:table-cell>
          <table:table-cell table:style-name="Gnumeric-default" office:value-type="float" office:value="21491957601" calcext:value-type="float">
            <text:p>21491957601</text:p>
          </table:table-cell>
          <table:table-cell table:style-name="Gnumeric-default"/>
          <table:table-cell/>
          <table:table-cell table:style-name="Gnumeric-default" office:value-type="string" calcext:value-type="string">
            <text:p>[20918664455, 22482736135, 21684712605, 21134497572, 2123917724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false.xmi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Gnumeric-default" office:value-type="float" office:value="14388519916" calcext:value-type="float">
            <text:p>14388519916</text:p>
          </table:table-cell>
          <table:table-cell table:style-name="Gnumeric-default"/>
          <table:table-cell/>
          <table:table-cell table:style-name="Gnumeric-default" office:value-type="string" calcext:value-type="string">
            <text:p>[14619495928, 14071314258, 15029561468, 13394487207, 1482774072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true.xmi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4658120518" calcext:value-type="float">
            <text:p>14658120518</text:p>
          </table:table-cell>
          <table:table-cell table:style-name="Gnumeric-default"/>
          <table:table-cell/>
          <table:table-cell table:style-name="Gnumeric-default" office:value-type="string" calcext:value-type="string">
            <text:p>[13661993077, 14343345899, 15386688306, 14692150476, 1520642483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false.xmi</text:p>
          </table:table-cell>
          <table:table-cell table:style-name="Gnumeric-default" office:value-type="float" office:value="37" calcext:value-type="float">
            <text:p>37</text:p>
          </table:table-cell>
          <table:table-cell table:style-name="Gnumeric-default" office:value-type="float" office:value="14306501986" calcext:value-type="float">
            <text:p>14306501986</text:p>
          </table:table-cell>
          <table:table-cell table:style-name="Gnumeric-default"/>
          <table:table-cell/>
          <table:table-cell table:style-name="Gnumeric-default" office:value-type="string" calcext:value-type="string">
            <text:p>[13100577260, 16063331682, 14010577340, 14435563055, 1392246059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true.xmi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13869373399" calcext:value-type="float">
            <text:p>13869373399</text:p>
          </table:table-cell>
          <table:table-cell table:style-name="Gnumeric-default"/>
          <table:table-cell/>
          <table:table-cell table:style-name="Gnumeric-default" office:value-type="string" calcext:value-type="string">
            <text:p>[13393002010, 13887730075, 14459319209, 13778888051, 1382792765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results.$A$1" table:expression="#REF!"/>
          <table:named-expression table:name="Sheet_Title" table:base-cell-address="$results.$A$1" table:expression="&quot;results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sult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Erwan Bousse</dc:creator>
    <dc:date>2016-06-20T08:55:58.860012514</dc:date>
    <meta:editing-cycles>6</meta:editing-cycles>
    <meta:editing-duration>PT13M13S</meta:editing-duration>
    <meta:generator>LibreOffice/5.0.6.2$Linux_X86_64 LibreOffice_project/00$Build-2</meta:generator>
    <meta:document-statistic meta:table-count="1" meta:cell-count="1610" meta:object-count="0"/>
  </office:meta>
</office:document-meta>
</file>